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Temperatura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emperatura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Temperatura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office:value-type="string" calcext:value-type="string">
            <text:p>Fuerza</text:p>
          </table:table-cell>
          <table:table-cell table:number-columns-repeated="3"/>
          <table:table-cell office:value-type="string" calcext:value-type="string">
            <text:p>Longitud</text:p>
          </table:table-cell>
          <table:table-cell office:value-type="string" calcext:value-type="string">
            <text:p>Fuerza</text:p>
          </table:table-cell>
          <table:table-cell table:number-columns-repeated="3"/>
          <table:table-cell office:value-type="string" calcext:value-type="string">
            <text:p>Longitud</text:p>
          </table:table-cell>
          <table:table-cell office:value-type="string" calcext:value-type="string">
            <text:p>Fuerza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0.135" calcext:value-type="float">
            <text:p>0,135</text:p>
          </table:table-cell>
          <table:table-cell office:value-type="float" office:value="0.155" calcext:value-type="float">
            <text:p>0,155</text:p>
          </table:table-cell>
          <table:table-cell table:formula="of:=([.C5]+[.D5])/2" office:value-type="float" office:value="0.145" calcext:value-type="float">
            <text:p>0,1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5" calcext:value-type="float">
            <text:p>0,135</text:p>
          </table:table-cell>
          <table:table-cell table:style-name="ce2" office:value-type="float" office:value="0.135" calcext:value-type="float">
            <text:p>0,135</text:p>
          </table:table-cell>
          <table:table-cell table:formula="of:=([.H5]+[.I5])/2" office:value-type="float" office:value="0.135" calcext:value-type="float">
            <text:p>0,1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35" calcext:value-type="float">
            <text:p>0,135</text:p>
          </table:table-cell>
          <table:table-cell table:style-name="ce2" office:value-type="float" office:value="0.135" calcext:value-type="float">
            <text:p>0,135</text:p>
          </table:table-cell>
          <table:table-cell table:formula="of:=([.M5]+[.N5])/2" office:value-type="float" office:value="0.135" calcext:value-type="float">
            <text:p>0,1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formula="of:=([.C6]+[.D6])/2" office:value-type="float" office:value="0.205" calcext:value-type="float">
            <text:p>0,2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95" calcext:value-type="float">
            <text:p>0,195</text:p>
          </table:table-cell>
          <table:table-cell office:value-type="float" office:value="0.205" calcext:value-type="float">
            <text:p>0,205</text:p>
          </table:table-cell>
          <table:table-cell table:formula="of:=([.H6]+[.I6])/2" office:value-type="float" office:value="0.2" calcext:value-type="float">
            <text:p>0,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185" calcext:value-type="float">
            <text:p>0,185</text:p>
          </table:table-cell>
          <table:table-cell office:value-type="float" office:value="0.2" calcext:value-type="float">
            <text:p>0,2</text:p>
          </table:table-cell>
          <table:table-cell table:formula="of:=([.M6]+[.N6])/2" office:value-type="float" office:value="0.1925" calcext:value-type="float">
            <text:p>0,192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55" calcext:value-type="float">
            <text:p>0,255</text:p>
          </table:table-cell>
          <table:table-cell office:value-type="float" office:value="0.265" calcext:value-type="float">
            <text:p>0,265</text:p>
          </table:table-cell>
          <table:table-cell table:formula="of:=([.C7]+[.D7])/2" office:value-type="float" office:value="0.26" calcext:value-type="float">
            <text:p>0,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45" calcext:value-type="float">
            <text:p>0,245</text:p>
          </table:table-cell>
          <table:table-cell office:value-type="float" office:value="0.25" calcext:value-type="float">
            <text:p>0,25</text:p>
          </table:table-cell>
          <table:table-cell table:formula="of:=([.H7]+[.I7])/2" office:value-type="float" office:value="0.2475" calcext:value-type="float">
            <text:p>0,24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3" calcext:value-type="float">
            <text:p>0,23</text:p>
          </table:table-cell>
          <table:table-cell table:style-name="ce1" office:value-type="float" office:value="0.25" calcext:value-type="float">
            <text:p>0,25</text:p>
          </table:table-cell>
          <table:table-cell table:formula="of:=([.M7]+[.N7])/2" office:value-type="float" office:value="0.24" calcext:value-type="float">
            <text:p>0,2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,31</text:p>
          </table:table-cell>
          <table:table-cell table:style-name="ce1" office:value-type="float" office:value="0.32" calcext:value-type="float">
            <text:p>0,32</text:p>
          </table:table-cell>
          <table:table-cell table:formula="of:=([.C8]+[.D8])/2" office:value-type="float" office:value="0.315" calcext:value-type="float">
            <text:p>0,3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table:style-name="ce1" office:value-type="float" office:value="0.3" calcext:value-type="float">
            <text:p>0,3</text:p>
          </table:table-cell>
          <table:table-cell table:formula="of:=([.H8]+[.I8])/2" office:value-type="float" office:value="0.295" calcext:value-type="float">
            <text:p>0,29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75" calcext:value-type="float">
            <text:p>0,275</text:p>
          </table:table-cell>
          <table:table-cell table:style-name="ce1" office:value-type="float" office:value="0.3" calcext:value-type="float">
            <text:p>0,3</text:p>
          </table:table-cell>
          <table:table-cell table:formula="of:=([.M8]+[.N8])/2" office:value-type="float" office:value="0.2875" calcext:value-type="float">
            <text:p>0,28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85" calcext:value-type="float">
            <text:p>0,385</text:p>
          </table:table-cell>
          <table:table-cell table:style-name="ce1" office:value-type="float" office:value="0.37" calcext:value-type="float">
            <text:p>0,37</text:p>
          </table:table-cell>
          <table:table-cell table:formula="of:=([.C9]+[.D9])/2" office:value-type="float" office:value="0.3775" calcext:value-type="float">
            <text:p>0,37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65" calcext:value-type="float">
            <text:p>0,365</text:p>
          </table:table-cell>
          <table:table-cell office:value-type="float" office:value="0.34" calcext:value-type="float">
            <text:p>0,34</text:p>
          </table:table-cell>
          <table:table-cell table:formula="of:=([.H9]+[.I9])/2" office:value-type="float" office:value="0.3525" calcext:value-type="float">
            <text:p>0,352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table:formula="of:=([.M9]+[.N9])/2" office:value-type="float" office:value="0.345" calcext:value-type="float">
            <text:p>0,345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4"/>
          <table:table-cell table:style-name="ce1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/>
          <table:table-cell table:style-name="ce1" office:value-type="string" calcext:value-type="string">
            <text:p>Temperatura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table:style-name="ce1"/>
          <table:table-cell table:number-columns-repeated="2"/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table:style-name="ce1"/>
          <table:table-cell table:style-name="ce2" table:number-columns-repeated="2"/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Ancho 2</text:p>
          </table:table-cell>
          <table:table-cell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  <table:table-cell table:style-name="ce2" table:number-columns-repeated="2"/>
          <table:table-cell table:number-columns-repeated="2"/>
          <table:table-cell office:value-type="string" calcext:value-type="string">
            <text:p>Ancho 1</text:p>
          </table:table-cell>
          <table:table-cell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14" calcext:value-type="float">
            <text:p>0,14</text:p>
          </table:table-cell>
          <table:table-cell table:style-name="ce1" office:value-type="float" office:value="0.155" calcext:value-type="float">
            <text:p>0,155</text:p>
          </table:table-cell>
          <table:table-cell table:formula="of:=([.C17]+[.D17])/2" office:value-type="float" office:value="0.1475" calcext:value-type="float">
            <text:p>0,147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13" calcext:value-type="float">
            <text:p>0,13</text:p>
          </table:table-cell>
          <table:table-cell table:style-name="ce1" office:value-type="float" office:value="0.14" calcext:value-type="float">
            <text:p>0,14</text:p>
          </table:table-cell>
          <table:table-cell table:formula="of:=([.H17]+[.I17])/2" office:value-type="float" office:value="0.135" calcext:value-type="float">
            <text:p>0,13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2" calcext:value-type="float">
            <text:p>0,2</text:p>
          </table:table-cell>
          <table:table-cell table:style-name="ce1" office:value-type="float" office:value="0.215" calcext:value-type="float">
            <text:p>0,215</text:p>
          </table:table-cell>
          <table:table-cell table:formula="of:=([.C18]+[.D18])/2" office:value-type="float" office:value="0.2075" calcext:value-type="float">
            <text:p>0,207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19" calcext:value-type="float">
            <text:p>0,19</text:p>
          </table:table-cell>
          <table:table-cell table:style-name="ce1" office:value-type="float" office:value="0.185" calcext:value-type="float">
            <text:p>0,185</text:p>
          </table:table-cell>
          <table:table-cell table:formula="of:=([.H18]+[.I18])/2" office:value-type="float" office:value="0.1875" calcext:value-type="float">
            <text:p>0,187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255" calcext:value-type="float">
            <text:p>0,255</text:p>
          </table:table-cell>
          <table:table-cell table:style-name="ce1" office:value-type="float" office:value="0.27" calcext:value-type="float">
            <text:p>0,27</text:p>
          </table:table-cell>
          <table:table-cell table:formula="of:=([.C19]+[.D19])/2" office:value-type="float" office:value="0.2625" calcext:value-type="float">
            <text:p>0,2625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24" calcext:value-type="float">
            <text:p>0,24</text:p>
          </table:table-cell>
          <table:table-cell table:style-name="ce2" office:value-type="float" office:value="0.24" calcext:value-type="float">
            <text:p>0,24</text:p>
          </table:table-cell>
          <table:table-cell table:formula="of:=([.H19]+[.I19])/2" office:value-type="float" office:value="0.24" calcext:value-type="float">
            <text:p>0,2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15" calcext:value-type="float">
            <text:p>0,315</text:p>
          </table:table-cell>
          <table:table-cell table:style-name="ce1" office:value-type="float" office:value="0.325" calcext:value-type="float">
            <text:p>0,325</text:p>
          </table:table-cell>
          <table:table-cell table:formula="of:=([.C20]+[.D20])/2" office:value-type="float" office:value="0.32" calcext:value-type="float">
            <text:p>0,3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3" calcext:value-type="float">
            <text:p>0,3</text:p>
          </table:table-cell>
          <table:table-cell table:style-name="ce2" office:value-type="float" office:value="0.28" calcext:value-type="float">
            <text:p>0,28</text:p>
          </table:table-cell>
          <table:table-cell table:formula="of:=([.H20]+[.I20])/2" office:value-type="float" office:value="0.29" calcext:value-type="float">
            <text:p>0,29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95" calcext:value-type="float">
            <text:p>0,395</text:p>
          </table:table-cell>
          <table:table-cell table:style-name="ce1" office:value-type="float" office:value="0.385" calcext:value-type="float">
            <text:p>0,385</text:p>
          </table:table-cell>
          <table:table-cell table:formula="of:=([.C21]+[.D21])/2" office:value-type="float" office:value="0.39" calcext:value-type="float">
            <text:p>0,39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365" calcext:value-type="float">
            <text:p>0,365</text:p>
          </table:table-cell>
          <table:table-cell table:style-name="ce1" office:value-type="float" office:value="0.36" calcext:value-type="float">
            <text:p>0,36</text:p>
          </table:table-cell>
          <table:table-cell table:formula="of:=([.H21]+[.I21])/2" office:value-type="float" office:value="0.3625" calcext:value-type="float">
            <text:p>0,3625</text:p>
          </table:table-cell>
          <table:table-cell table:number-columns-repeated="5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5,36/4</text:p>
          </table:table-cell>
          <table:table-cell office:value-type="string" calcext:value-type="string">
            <text:p>m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4,28/2</text:p>
          </table:table-cell>
          <table:table-cell office:value-type="string" calcext:value-type="string">
            <text:p>mm</text:p>
          </table:table-cell>
          <table:table-cell table:style-name="ce1"/>
          <table:table-cell table:number-columns-repeated="10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</table:table>
      <table:table table:name="Hoja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aucho 2 </text:p>
          </table:table-cell>
          <table:table-cell/>
          <table:table-cell table:style-name="Default"/>
          <table:table-cell table:number-columns-repeated="9"/>
          <table:table-cell table:style-name="ce1"/>
          <table:table-cell table:number-columns-repeated="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 office:value-type="float" office:value="63" calcext:value-type="float">
            <text:p>63</text:p>
          </table:table-cell>
          <table:table-cell table:style-name="ce1"/>
          <table:table-cell table:number-columns-repeated="6"/>
          <table:table-cell table:style-name="ce1" office:value-type="string" calcext:value-type="string">
            <text:p>Temperatura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53" calcext:value-type="float">
            <text:p>53</text:p>
          </table:table-cell>
          <table:table-cell table:style-name="ce1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r*Sigma2</text:p>
          </table:table-cell>
          <table:table-cell office:value-type="string" calcext:value-type="string">
            <text:p>Sigam3</text:p>
          </table:table-cell>
          <table:table-cell/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table:style-name="ce2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table:style-name="ce2"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5" office:value-type="float" office:value="106" calcext:value-type="float">
            <text:p>106</text:p>
          </table:table-cell>
          <table:table-cell table:style-name="ce1" office:value-type="float" office:value="0.08" calcext:value-type="float">
            <text:p>0,08</text:p>
          </table:table-cell>
          <table:table-cell table:formula="of:=[.C5]*9.8" office:value-type="float" office:value="0.784" calcext:value-type="float">
            <text:p>0,784</text:p>
          </table:table-cell>
          <table:table-cell table:style-name="ce1" office:value-type="float" office:value="0.08" calcext:value-type="float">
            <text:p>0,08</text:p>
          </table:table-cell>
          <table:table-cell table:style-name="ce1" table:formula="of:=[.E5]*9.8" office:value-type="float" office:value="0.784" calcext:value-type="float">
            <text:p>0,784</text:p>
          </table:table-cell>
          <table:table-cell table:style-name="ce1" table:formula="of:=([.D5]+[.F5])/2" office:value-type="float" office:value="0.784" calcext:value-type="float">
            <text:p>0,784</text:p>
          </table:table-cell>
          <table:table-cell table:formula="of:=[.G5]/5.7352*1000000" office:value-type="float" office:value="136699.679174222" calcext:value-type="float">
            <text:p>136699,679174222</text:p>
          </table:table-cell>
          <table:table-cell table:style-name="ce1" table:formula="of:=[.B5]/89" office:value-type="float" office:value="1.19101123595506" calcext:value-type="float">
            <text:p>1,191011236</text:p>
          </table:table-cell>
          <table:table-cell table:style-name="ce1" table:formula="of:=[.H5]*[.I5]*[.I5]" office:value-type="float" office:value="193909.556268345" calcext:value-type="float">
            <text:p>193909,556268345</text:p>
          </table:table-cell>
          <table:table-cell table:style-name="ce1" table:formula="of:=[.I5]*[.I5]*[.I5]" office:value-type="float" office:value="1.68945868541737" calcext:value-type="float">
            <text:p>1,6894586854</text:p>
          </table:table-cell>
          <table:table-cell table:style-name="ce1"/>
          <table:table-cell table:style-name="ce1" table:formula="of:=212-21.2*5" office:value-type="float" office:value="106" calcext:value-type="float">
            <text:p>10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table:formula="of:=[.N5]*9.8" office:value-type="float" office:value="0.686" calcext:value-type="float">
            <text:p>0,686</text:p>
          </table:table-cell>
          <table:table-cell table:style-name="ce1" office:value-type="float" office:value="0.07" calcext:value-type="float">
            <text:p>0,07</text:p>
          </table:table-cell>
          <table:table-cell table:style-name="ce1" table:formula="of:=[.P5]*9.8" office:value-type="float" office:value="0.686" calcext:value-type="float">
            <text:p>0,686</text:p>
          </table:table-cell>
          <table:table-cell table:style-name="ce1" table:formula="of:=([.O5]+[.Q5])/2" office:value-type="float" office:value="0.686" calcext:value-type="float">
            <text:p>0,686</text:p>
          </table:table-cell>
          <table:table-cell table:formula="of:=[.R5]/5.7352*1000000" office:value-type="float" office:value="119612.219277445" calcext:value-type="float">
            <text:p>119612,219277445</text:p>
          </table:table-cell>
          <table:table-cell table:style-name="ce1" table:formula="of:=[.M5]/89" office:value-type="float" office:value="1.19101123595506" calcext:value-type="float">
            <text:p>1,191011236</text:p>
          </table:table-cell>
          <table:table-cell table:formula="of:=[.S5]*[.T5]*[.T5]" office:value-type="float" office:value="169670.861734802" calcext:value-type="float">
            <text:p>169670,861734802</text:p>
          </table:table-cell>
          <table:table-cell table:formula="of:=[.T5]*[.T5]*[.T5]" office:value-type="float" office:value="1.68945868541737" calcext:value-type="float">
            <text:p>1,689458685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4" office:value-type="float" office:value="127.2" calcext:value-type="float">
            <text:p>127,2</text:p>
          </table:table-cell>
          <table:table-cell table:style-name="ce1" office:value-type="float" office:value="0.135" calcext:value-type="float">
            <text:p>0,135</text:p>
          </table:table-cell>
          <table:table-cell table:formula="of:=[.C6]*9.8" office:value-type="float" office:value="1.323" calcext:value-type="float">
            <text:p>1,323</text:p>
          </table:table-cell>
          <table:table-cell table:style-name="ce1" office:value-type="float" office:value="0.145" calcext:value-type="float">
            <text:p>0,145</text:p>
          </table:table-cell>
          <table:table-cell table:style-name="ce1" table:formula="of:=[.E6]*9.8" office:value-type="float" office:value="1.421" calcext:value-type="float">
            <text:p>1,421</text:p>
          </table:table-cell>
          <table:table-cell table:style-name="ce1" table:formula="of:=([.D6]+[.F6])/2" office:value-type="float" office:value="1.372" calcext:value-type="float">
            <text:p>1,372</text:p>
          </table:table-cell>
          <table:table-cell table:formula="of:=[.G6]/5.7352*1000000" office:value-type="float" office:value="239224.438554889" calcext:value-type="float">
            <text:p>239224,438554889</text:p>
          </table:table-cell>
          <table:table-cell table:style-name="ce1" table:formula="of:=[.B6]/89" office:value-type="float" office:value="1.42921348314607" calcext:value-type="float">
            <text:p>1,4292134831</text:p>
          </table:table-cell>
          <table:table-cell table:style-name="ce1" table:formula="of:=[.H6]*[.I6]*[.I6]" office:value-type="float" office:value="488652.08179623" calcext:value-type="float">
            <text:p>488652,08179623</text:p>
          </table:table-cell>
          <table:table-cell table:style-name="ce1" table:formula="of:=[.I6]*[.I6]*[.I6]" office:value-type="float" office:value="2.91938460840122" calcext:value-type="float">
            <text:p>2,9193846084</text:p>
          </table:table-cell>
          <table:table-cell/>
          <table:table-cell table:style-name="ce1" table:formula="of:=212-21.2*4" office:value-type="float" office:value="127.2" calcext:value-type="float">
            <text:p>127,2</text:p>
          </table:table-cell>
          <table:table-cell table:style-name="ce2" office:value-type="float" office:value="0.125" calcext:value-type="float">
            <text:p>0,125</text:p>
          </table:table-cell>
          <table:table-cell table:style-name="ce1" table:formula="of:=[.N6]*9.8" office:value-type="float" office:value="1.225" calcext:value-type="float">
            <text:p>1,225</text:p>
          </table:table-cell>
          <table:table-cell table:style-name="ce1" office:value-type="float" office:value="0.135" calcext:value-type="float">
            <text:p>0,135</text:p>
          </table:table-cell>
          <table:table-cell table:style-name="ce1" table:formula="of:=[.P6]*9.8" office:value-type="float" office:value="1.323" calcext:value-type="float">
            <text:p>1,323</text:p>
          </table:table-cell>
          <table:table-cell table:style-name="ce1" table:formula="of:=([.O6]+[.Q6])/2" office:value-type="float" office:value="1.274" calcext:value-type="float">
            <text:p>1,274</text:p>
          </table:table-cell>
          <table:table-cell table:formula="of:=[.R6]/5.7352*1000000" office:value-type="float" office:value="222136.978658111" calcext:value-type="float">
            <text:p>222136,978658111</text:p>
          </table:table-cell>
          <table:table-cell table:style-name="ce1" table:formula="of:=[.M6]/89" office:value-type="float" office:value="1.42921348314607" calcext:value-type="float">
            <text:p>1,4292134831</text:p>
          </table:table-cell>
          <table:table-cell table:formula="of:=[.S6]*[.T6]*[.T6]" office:value-type="float" office:value="453748.361667928" calcext:value-type="float">
            <text:p>453748,361667928</text:p>
          </table:table-cell>
          <table:table-cell table:formula="of:=[.T6]*[.T6]*[.T6]" office:value-type="float" office:value="2.91938460840122" calcext:value-type="float">
            <text:p>2,919384608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3" office:value-type="float" office:value="148.4" calcext:value-type="float">
            <text:p>148,4</text:p>
          </table:table-cell>
          <table:table-cell table:style-name="ce1" office:value-type="float" office:value="0.18" calcext:value-type="float">
            <text:p>0,18</text:p>
          </table:table-cell>
          <table:table-cell table:formula="of:=[.C7]*9.8" office:value-type="float" office:value="1.764" calcext:value-type="float">
            <text:p>1,764</text:p>
          </table:table-cell>
          <table:table-cell table:style-name="ce1" office:value-type="float" office:value="0.185" calcext:value-type="float">
            <text:p>0,185</text:p>
          </table:table-cell>
          <table:table-cell table:style-name="ce1" table:formula="of:=[.E7]*9.8" office:value-type="float" office:value="1.813" calcext:value-type="float">
            <text:p>1,813</text:p>
          </table:table-cell>
          <table:table-cell table:style-name="ce1" table:formula="of:=([.D7]+[.F7])/2" office:value-type="float" office:value="1.7885" calcext:value-type="float">
            <text:p>1,7885</text:p>
          </table:table-cell>
          <table:table-cell table:formula="of:=[.G7]/5.7352*1000000" office:value-type="float" office:value="311846.143116195" calcext:value-type="float">
            <text:p>311846,143116195</text:p>
          </table:table-cell>
          <table:table-cell table:style-name="ce1" table:formula="of:=[.B7]/89" office:value-type="float" office:value="1.66741573033708" calcext:value-type="float">
            <text:p>1,6674157303</text:p>
          </table:table-cell>
          <table:table-cell table:style-name="ce1" table:formula="of:=[.H7]*[.I7]*[.I7]" office:value-type="float" office:value="867018.103464839" calcext:value-type="float">
            <text:p>867018,103464839</text:p>
          </table:table-cell>
          <table:table-cell table:style-name="ce1" table:formula="of:=[.I7]*[.I7]*[.I7]" office:value-type="float" office:value="4.63587463278527" calcext:value-type="float">
            <text:p>4,6358746328</text:p>
          </table:table-cell>
          <table:table-cell/>
          <table:table-cell table:style-name="ce1" table:formula="of:=212-21.2*3" office:value-type="float" office:value="148.4" calcext:value-type="float">
            <text:p>148,4</text:p>
          </table:table-cell>
          <table:table-cell table:style-name="ce1" office:value-type="float" office:value="0.17" calcext:value-type="float">
            <text:p>0,17</text:p>
          </table:table-cell>
          <table:table-cell table:style-name="ce1" table:formula="of:=[.N7]*9.8" office:value-type="float" office:value="1.666" calcext:value-type="float">
            <text:p>1,666</text:p>
          </table:table-cell>
          <table:table-cell table:style-name="ce1" office:value-type="float" office:value="0.185" calcext:value-type="float">
            <text:p>0,185</text:p>
          </table:table-cell>
          <table:table-cell table:style-name="ce1" table:formula="of:=[.P7]*9.8" office:value-type="float" office:value="1.813" calcext:value-type="float">
            <text:p>1,813</text:p>
          </table:table-cell>
          <table:table-cell table:style-name="ce1" table:formula="of:=([.O7]+[.Q7])/2" office:value-type="float" office:value="1.7395" calcext:value-type="float">
            <text:p>1,7395</text:p>
          </table:table-cell>
          <table:table-cell table:formula="of:=[.R7]/5.7352*1000000" office:value-type="float" office:value="303302.413167806" calcext:value-type="float">
            <text:p>303302,413167806</text:p>
          </table:table-cell>
          <table:table-cell table:style-name="ce1" table:formula="of:=[.M7]/89" office:value-type="float" office:value="1.66741573033708" calcext:value-type="float">
            <text:p>1,6674157303</text:p>
          </table:table-cell>
          <table:table-cell table:formula="of:=[.S7]*[.T7]*[.T7]" office:value-type="float" office:value="843264.182821966" calcext:value-type="float">
            <text:p>843264,182821966</text:p>
          </table:table-cell>
          <table:table-cell table:formula="of:=[.T7]*[.T7]*[.T7]" office:value-type="float" office:value="4.63587463278527" calcext:value-type="float">
            <text:p>4,6358746328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2" office:value-type="float" office:value="169.6" calcext:value-type="float">
            <text:p>169,6</text:p>
          </table:table-cell>
          <table:table-cell table:style-name="ce1" office:value-type="float" office:value="0.22" calcext:value-type="float">
            <text:p>0,22</text:p>
          </table:table-cell>
          <table:table-cell table:formula="of:=[.C8]*9.8" office:value-type="float" office:value="2.156" calcext:value-type="float">
            <text:p>2,156</text:p>
          </table:table-cell>
          <table:table-cell table:style-name="ce1" office:value-type="float" office:value="0.225" calcext:value-type="float">
            <text:p>0,225</text:p>
          </table:table-cell>
          <table:table-cell table:style-name="ce1" table:formula="of:=[.E8]*9.8" office:value-type="float" office:value="2.205" calcext:value-type="float">
            <text:p>2,205</text:p>
          </table:table-cell>
          <table:table-cell table:style-name="ce1" table:formula="of:=([.D8]+[.F8])/2" office:value-type="float" office:value="2.1805" calcext:value-type="float">
            <text:p>2,1805</text:p>
          </table:table-cell>
          <table:table-cell table:formula="of:=[.G8]/5.7352*1000000" office:value-type="float" office:value="380195.982703306" calcext:value-type="float">
            <text:p>380195,982703306</text:p>
          </table:table-cell>
          <table:table-cell table:style-name="ce1" table:formula="of:=[.B8]/89" office:value-type="float" office:value="1.90561797752809" calcext:value-type="float">
            <text:p>1,9056179775</text:p>
          </table:table-cell>
          <table:table-cell table:style-name="ce1" table:formula="of:=[.H8]*[.I8]*[.I8]" office:value-type="float" office:value="1380636.04063062" calcext:value-type="float">
            <text:p>1380636,04063062</text:p>
          </table:table-cell>
          <table:table-cell table:style-name="ce1" table:formula="of:=[.I8]*[.I8]*[.I8]" office:value-type="float" office:value="6.92002277546956" calcext:value-type="float">
            <text:p>6,9200227755</text:p>
          </table:table-cell>
          <table:table-cell/>
          <table:table-cell table:style-name="ce1" table:formula="of:=212-21.2*2" office:value-type="float" office:value="169.6" calcext:value-type="float">
            <text:p>169,6</text:p>
          </table:table-cell>
          <table:table-cell table:style-name="ce1" office:value-type="float" office:value="0.22" calcext:value-type="float">
            <text:p>0,22</text:p>
          </table:table-cell>
          <table:table-cell table:style-name="ce1" table:formula="of:=[.N8]*9.8" office:value-type="float" office:value="2.156" calcext:value-type="float">
            <text:p>2,156</text:p>
          </table:table-cell>
          <table:table-cell table:style-name="ce2" office:value-type="float" office:value="0.225" calcext:value-type="float">
            <text:p>0,225</text:p>
          </table:table-cell>
          <table:table-cell table:style-name="ce1" table:formula="of:=[.P8]*9.8" office:value-type="float" office:value="2.205" calcext:value-type="float">
            <text:p>2,205</text:p>
          </table:table-cell>
          <table:table-cell table:style-name="ce1" table:formula="of:=([.O8]+[.Q8])/2" office:value-type="float" office:value="2.1805" calcext:value-type="float">
            <text:p>2,1805</text:p>
          </table:table-cell>
          <table:table-cell table:formula="of:=[.R8]/5.7352*1000000" office:value-type="float" office:value="380195.982703306" calcext:value-type="float">
            <text:p>380195,982703306</text:p>
          </table:table-cell>
          <table:table-cell table:style-name="ce1" table:formula="of:=[.M8]/89" office:value-type="float" office:value="1.90561797752809" calcext:value-type="float">
            <text:p>1,9056179775</text:p>
          </table:table-cell>
          <table:table-cell table:formula="of:=[.S8]*[.T8]*[.T8]" office:value-type="float" office:value="1380636.04063062" calcext:value-type="float">
            <text:p>1380636,04063062</text:p>
          </table:table-cell>
          <table:table-cell table:formula="of:=[.T8]*[.T8]*[.T8]" office:value-type="float" office:value="6.92002277546956" calcext:value-type="float">
            <text:p>6,9200227755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" office:value-type="float" office:value="190.8" calcext:value-type="float">
            <text:p>190,8</text:p>
          </table:table-cell>
          <table:table-cell table:style-name="ce1" office:value-type="float" office:value="0.26" calcext:value-type="float">
            <text:p>0,26</text:p>
          </table:table-cell>
          <table:table-cell table:formula="of:=[.C9]*9.8" office:value-type="float" office:value="2.548" calcext:value-type="float">
            <text:p>2,548</text:p>
          </table:table-cell>
          <table:table-cell table:style-name="ce1" office:value-type="float" office:value="0.265" calcext:value-type="float">
            <text:p>0,265</text:p>
          </table:table-cell>
          <table:table-cell table:style-name="ce1" table:formula="of:=[.E9]*9.8" office:value-type="float" office:value="2.597" calcext:value-type="float">
            <text:p>2,597</text:p>
          </table:table-cell>
          <table:table-cell table:style-name="ce1" table:formula="of:=([.D9]+[.F9])/2" office:value-type="float" office:value="2.5725" calcext:value-type="float">
            <text:p>2,5725</text:p>
          </table:table-cell>
          <table:table-cell table:formula="of:=[.G9]/5.7352*1000000" office:value-type="float" office:value="448545.822290417" calcext:value-type="float">
            <text:p>448545,822290417</text:p>
          </table:table-cell>
          <table:table-cell table:style-name="ce1" table:formula="of:=[.B9]/89" office:value-type="float" office:value="2.1438202247191" calcext:value-type="float">
            <text:p>2,1438202247</text:p>
          </table:table-cell>
          <table:table-cell table:style-name="ce1" table:formula="of:=[.H9]*[.I9]*[.I9]" office:value-type="float" office:value="2061500.97007785" calcext:value-type="float">
            <text:p>2061500,97007785</text:p>
          </table:table-cell>
          <table:table-cell table:style-name="ce1" table:formula="of:=[.I9]*[.I9]*[.I9]" office:value-type="float" office:value="9.85292305335412" calcext:value-type="float">
            <text:p>9,8529230534</text:p>
          </table:table-cell>
          <table:table-cell/>
          <table:table-cell table:style-name="ce1" table:formula="of:=212-21.2" office:value-type="float" office:value="190.8" calcext:value-type="float">
            <text:p>190,8</text:p>
          </table:table-cell>
          <table:table-cell table:style-name="ce1" office:value-type="float" office:value="0.25" calcext:value-type="float">
            <text:p>0,25</text:p>
          </table:table-cell>
          <table:table-cell table:style-name="ce1" table:formula="of:=[.N9]*9.8" office:value-type="float" office:value="2.45" calcext:value-type="float">
            <text:p>2,45</text:p>
          </table:table-cell>
          <table:table-cell table:style-name="ce2" office:value-type="float" office:value="0.255" calcext:value-type="float">
            <text:p>0,255</text:p>
          </table:table-cell>
          <table:table-cell table:style-name="ce1" table:formula="of:=[.P9]*9.8" office:value-type="float" office:value="2.499" calcext:value-type="float">
            <text:p>2,499</text:p>
          </table:table-cell>
          <table:table-cell table:style-name="ce1" table:formula="of:=([.O9]+[.Q9])/2" office:value-type="float" office:value="2.4745" calcext:value-type="float">
            <text:p>2,4745</text:p>
          </table:table-cell>
          <table:table-cell table:formula="of:=[.R9]/5.7352*1000000" office:value-type="float" office:value="431458.362393639" calcext:value-type="float">
            <text:p>431458,362393639</text:p>
          </table:table-cell>
          <table:table-cell table:style-name="ce1" table:formula="of:=[.M9]/89" office:value-type="float" office:value="2.1438202247191" calcext:value-type="float">
            <text:p>2,1438202247</text:p>
          </table:table-cell>
          <table:table-cell table:formula="of:=[.S9]*[.T9]*[.T9]" office:value-type="float" office:value="1982967.59978917" calcext:value-type="float">
            <text:p>1982967,59978917</text:p>
          </table:table-cell>
          <table:table-cell table:formula="of:=[.T9]*[.T9]*[.T9]" office:value-type="float" office:value="9.85292305335412" calcext:value-type="float">
            <text:p>9,8529230534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3" calcext:value-type="float">
            <text:p>0,3</text:p>
          </table:table-cell>
          <table:table-cell table:formula="of:=[.C10]*9.8" office:value-type="float" office:value="2.94" calcext:value-type="float">
            <text:p>2,94</text:p>
          </table:table-cell>
          <table:table-cell table:style-name="ce1" office:value-type="float" office:value="0.305" calcext:value-type="float">
            <text:p>0,305</text:p>
          </table:table-cell>
          <table:table-cell table:style-name="ce1" table:formula="of:=[.E10]*9.8" office:value-type="float" office:value="2.989" calcext:value-type="float">
            <text:p>2,989</text:p>
          </table:table-cell>
          <table:table-cell table:style-name="ce1" table:formula="of:=([.D10]+[.F10])/2" office:value-type="float" office:value="2.9645" calcext:value-type="float">
            <text:p>2,9645</text:p>
          </table:table-cell>
          <table:table-cell table:formula="of:=[.G10]/5.7352*1000000" office:value-type="float" office:value="516895.661877528" calcext:value-type="float">
            <text:p>516895,661877528</text:p>
          </table:table-cell>
          <table:table-cell table:style-name="ce1" table:formula="of:=[.B10]/89" office:value-type="float" office:value="2.38202247191011" calcext:value-type="float">
            <text:p>2,3820224719</text:p>
          </table:table-cell>
          <table:table-cell table:style-name="ce1" table:formula="of:=[.H10]*[.I10]*[.I10]" office:value-type="float" office:value="2932882.03855872" calcext:value-type="float">
            <text:p>2932882,03855872</text:p>
          </table:table-cell>
          <table:table-cell table:style-name="ce1" table:formula="of:=[.I10]*[.I10]*[.I10]" office:value-type="float" office:value="13.515669483339" calcext:value-type="float">
            <text:p>13,5156694833</text:p>
          </table:table-cell>
          <table:table-cell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table:formula="of:=[.N10]*9.8" office:value-type="float" office:value="2.842" calcext:value-type="float">
            <text:p>2,842</text:p>
          </table:table-cell>
          <table:table-cell table:style-name="ce2" office:value-type="float" office:value="0.295" calcext:value-type="float">
            <text:p>0,295</text:p>
          </table:table-cell>
          <table:table-cell table:style-name="ce1" table:formula="of:=[.P10]*9.8" office:value-type="float" office:value="2.891" calcext:value-type="float">
            <text:p>2,891</text:p>
          </table:table-cell>
          <table:table-cell table:style-name="ce1" table:formula="of:=([.O10]+[.Q10])/2" office:value-type="float" office:value="2.8665" calcext:value-type="float">
            <text:p>2,8665</text:p>
          </table:table-cell>
          <table:table-cell table:formula="of:=[.R10]/5.7352*1000000" office:value-type="float" office:value="499808.201980751" calcext:value-type="float">
            <text:p>499808,201980751</text:p>
          </table:table-cell>
          <table:table-cell table:style-name="ce1" table:formula="of:=[.M10]/89" office:value-type="float" office:value="2.38202247191011" calcext:value-type="float">
            <text:p>2,3820224719</text:p>
          </table:table-cell>
          <table:table-cell table:formula="of:=[.S10]*[.T10]*[.T10]" office:value-type="float" office:value="2835927.26042455" calcext:value-type="float">
            <text:p>2835927,26042455</text:p>
          </table:table-cell>
          <table:table-cell table:formula="of:=[.T10]*[.T10]*[.T10]" office:value-type="float" office:value="13.515669483339" calcext:value-type="float">
            <text:p>13,51566948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  <table:table-cell table:style-name="ce1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emperatura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r*Sigma2</text:p>
          </table:table-cell>
          <table:table-cell office:value-type="string" calcext:value-type="string">
            <text:p>Sigam3</text:p>
          </table:table-cell>
          <table:table-cell/>
          <table:table-cell table:style-name="ce1" office:value-type="string" calcext:value-type="string">
            <text:p>Temperatura</text:p>
          </table:table-cell>
          <table:table-cell table:style-name="ce1" office:value-type="float" office:value="43" calcext:value-type="float">
            <text:p>43</text:p>
          </table:table-cell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10"/>
        </table:table-row>
        <table:table-row table:style-name="ro1">
          <table:table-cell/>
          <table:table-cell table:style-name="ce1" table:formula="of:=212-21.2*5" office:value-type="float" office:value="106" calcext:value-type="float">
            <text:p>106</text:p>
          </table:table-cell>
          <table:table-cell table:style-name="ce2" office:value-type="float" office:value="0.055" calcext:value-type="float">
            <text:p>0,055</text:p>
          </table:table-cell>
          <table:table-cell table:formula="of:=[.C16]*9.8" office:value-type="float" office:value="0.539" calcext:value-type="float">
            <text:p>0,539</text:p>
          </table:table-cell>
          <table:table-cell table:style-name="ce1" office:value-type="float" office:value="0.055" calcext:value-type="float">
            <text:p>0,055</text:p>
          </table:table-cell>
          <table:table-cell table:style-name="ce1" table:formula="of:=[.E16]*9.8" office:value-type="float" office:value="0.539" calcext:value-type="float">
            <text:p>0,539</text:p>
          </table:table-cell>
          <table:table-cell table:style-name="ce1" table:formula="of:=([.D16]+[.F16])/2" office:value-type="float" office:value="0.539" calcext:value-type="float">
            <text:p>0,539</text:p>
          </table:table-cell>
          <table:table-cell table:formula="of:=[.G16]/5.7352*1000000" office:value-type="float" office:value="93981.0294322779" calcext:value-type="float">
            <text:p>93981,0294322779</text:p>
          </table:table-cell>
          <table:table-cell table:style-name="ce1" table:formula="of:=[.B16]/89" office:value-type="float" office:value="1.19101123595506" calcext:value-type="float">
            <text:p>1,191011236</text:p>
          </table:table-cell>
          <table:table-cell table:style-name="ce1" table:formula="of:=[.H16]*[.I16]*[.I16]" office:value-type="float" office:value="133312.819934487" calcext:value-type="float">
            <text:p>133312,819934487</text:p>
          </table:table-cell>
          <table:table-cell table:style-name="ce1" table:formula="of:=[.I16]*[.I16]*[.I16]" office:value-type="float" office:value="1.68945868541737" calcext:value-type="float">
            <text:p>1,6894586854</text:p>
          </table:table-cell>
          <table:table-cell/>
          <table:table-cell table:style-name="ce1"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4" office:value-type="float" office:value="127.2" calcext:value-type="float">
            <text:p>127,2</text:p>
          </table:table-cell>
          <table:table-cell table:style-name="ce1" office:value-type="float" office:value="0.115" calcext:value-type="float">
            <text:p>0,115</text:p>
          </table:table-cell>
          <table:table-cell table:formula="of:=[.C17]*9.8" office:value-type="float" office:value="1.127" calcext:value-type="float">
            <text:p>1,127</text:p>
          </table:table-cell>
          <table:table-cell table:style-name="ce2" office:value-type="float" office:value="0.125" calcext:value-type="float">
            <text:p>0,125</text:p>
          </table:table-cell>
          <table:table-cell table:style-name="ce1" table:formula="of:=[.E17]*9.8" office:value-type="float" office:value="1.225" calcext:value-type="float">
            <text:p>1,225</text:p>
          </table:table-cell>
          <table:table-cell table:style-name="ce1" table:formula="of:=([.D17]+[.F17])/2" office:value-type="float" office:value="1.176" calcext:value-type="float">
            <text:p>1,176</text:p>
          </table:table-cell>
          <table:table-cell table:formula="of:=[.G17]/5.7352*1000000" office:value-type="float" office:value="205049.518761334" calcext:value-type="float">
            <text:p>205049,518761334</text:p>
          </table:table-cell>
          <table:table-cell table:style-name="ce1" table:formula="of:=[.B17]/89" office:value-type="float" office:value="1.42921348314607" calcext:value-type="float">
            <text:p>1,4292134831</text:p>
          </table:table-cell>
          <table:table-cell table:style-name="ce1" table:formula="of:=[.H17]*[.I17]*[.I17]" office:value-type="float" office:value="418844.641539626" calcext:value-type="float">
            <text:p>418844,641539626</text:p>
          </table:table-cell>
          <table:table-cell table:style-name="ce1" table:formula="of:=[.I17]*[.I17]*[.I17]" office:value-type="float" office:value="2.91938460840122" calcext:value-type="float">
            <text:p>2,9193846084</text:p>
          </table:table-cell>
          <table:table-cell/>
          <table:table-cell table:style-name="ce1" table:formula="of:=212-21.2*5" office:value-type="float" office:value="106" calcext:value-type="float">
            <text:p>106</text:p>
          </table:table-cell>
          <table:table-cell table:style-name="ce2" office:value-type="float" office:value="0.06" calcext:value-type="float">
            <text:p>0,06</text:p>
          </table:table-cell>
          <table:table-cell table:style-name="ce1" table:formula="of:=[.N17]*9.8" office:value-type="float" office:value="0.588" calcext:value-type="float">
            <text:p>0,588</text:p>
          </table:table-cell>
          <table:table-cell table:style-name="ce2" office:value-type="float" office:value="0.06" calcext:value-type="float">
            <text:p>0,06</text:p>
          </table:table-cell>
          <table:table-cell table:style-name="ce1" table:formula="of:=[.P17]*9.8" office:value-type="float" office:value="0.588" calcext:value-type="float">
            <text:p>0,588</text:p>
          </table:table-cell>
          <table:table-cell table:style-name="ce1" table:formula="of:=([.O17]+[.Q17])/2" office:value-type="float" office:value="0.588" calcext:value-type="float">
            <text:p>0,588</text:p>
          </table:table-cell>
          <table:table-cell table:formula="of:=[.R17]/5.7352*1000000" office:value-type="float" office:value="102524.759380667" calcext:value-type="float">
            <text:p>102524,759380667</text:p>
          </table:table-cell>
          <table:table-cell table:style-name="ce1" table:formula="of:=[.M17]/89" office:value-type="float" office:value="1.19101123595506" calcext:value-type="float">
            <text:p>1,191011236</text:p>
          </table:table-cell>
          <table:table-cell table:formula="of:=[.S17]*[.T17]*[.T17]" office:value-type="float" office:value="145432.167201259" calcext:value-type="float">
            <text:p>145432,167201259</text:p>
          </table:table-cell>
          <table:table-cell table:formula="of:=[.T17]*[.T17]*[.T17]" office:value-type="float" office:value="1.68945868541737" calcext:value-type="float">
            <text:p>1,689458685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3" office:value-type="float" office:value="148.4" calcext:value-type="float">
            <text:p>148,4</text:p>
          </table:table-cell>
          <table:table-cell table:style-name="ce2" office:value-type="float" office:value="0.165" calcext:value-type="float">
            <text:p>0,165</text:p>
          </table:table-cell>
          <table:table-cell table:formula="of:=[.C18]*9.8" office:value-type="float" office:value="1.617" calcext:value-type="float">
            <text:p>1,617</text:p>
          </table:table-cell>
          <table:table-cell table:style-name="ce2" office:value-type="float" office:value="0.17" calcext:value-type="float">
            <text:p>0,17</text:p>
          </table:table-cell>
          <table:table-cell table:style-name="ce1" table:formula="of:=[.E18]*9.8" office:value-type="float" office:value="1.666" calcext:value-type="float">
            <text:p>1,666</text:p>
          </table:table-cell>
          <table:table-cell table:style-name="ce1" table:formula="of:=([.D18]+[.F18])/2" office:value-type="float" office:value="1.6415" calcext:value-type="float">
            <text:p>1,6415</text:p>
          </table:table-cell>
          <table:table-cell table:formula="of:=[.G18]/5.7352*1000000" office:value-type="float" office:value="286214.953271028" calcext:value-type="float">
            <text:p>286214,953271028</text:p>
          </table:table-cell>
          <table:table-cell table:style-name="ce1" table:formula="of:=[.B18]/89" office:value-type="float" office:value="1.66741573033708" calcext:value-type="float">
            <text:p>1,6674157303</text:p>
          </table:table-cell>
          <table:table-cell table:style-name="ce1" table:formula="of:=[.H18]*[.I18]*[.I18]" office:value-type="float" office:value="795756.341536222" calcext:value-type="float">
            <text:p>795756,341536222</text:p>
          </table:table-cell>
          <table:table-cell table:style-name="ce1" table:formula="of:=[.I18]*[.I18]*[.I18]" office:value-type="float" office:value="4.63587463278527" calcext:value-type="float">
            <text:p>4,6358746328</text:p>
          </table:table-cell>
          <table:table-cell/>
          <table:table-cell table:style-name="ce1" table:formula="of:=212-21.2*4" office:value-type="float" office:value="127.2" calcext:value-type="float">
            <text:p>127,2</text:p>
          </table:table-cell>
          <table:table-cell table:style-name="ce2" office:value-type="float" office:value="0.125" calcext:value-type="float">
            <text:p>0,125</text:p>
          </table:table-cell>
          <table:table-cell table:style-name="ce1" table:formula="of:=[.N18]*9.8" office:value-type="float" office:value="1.225" calcext:value-type="float">
            <text:p>1,225</text:p>
          </table:table-cell>
          <table:table-cell table:style-name="ce2" office:value-type="float" office:value="0.13" calcext:value-type="float">
            <text:p>0,13</text:p>
          </table:table-cell>
          <table:table-cell table:style-name="ce1" table:formula="of:=[.P18]*9.8" office:value-type="float" office:value="1.274" calcext:value-type="float">
            <text:p>1,274</text:p>
          </table:table-cell>
          <table:table-cell table:style-name="ce1" table:formula="of:=([.O18]+[.Q18])/2" office:value-type="float" office:value="1.2495" calcext:value-type="float">
            <text:p>1,2495</text:p>
          </table:table-cell>
          <table:table-cell table:formula="of:=[.R18]/5.7352*1000000" office:value-type="float" office:value="217865.113683917" calcext:value-type="float">
            <text:p>217865,113683917</text:p>
          </table:table-cell>
          <table:table-cell table:style-name="ce1" table:formula="of:=[.M18]/89" office:value-type="float" office:value="1.42921348314607" calcext:value-type="float">
            <text:p>1,4292134831</text:p>
          </table:table-cell>
          <table:table-cell table:formula="of:=[.S18]*[.T18]*[.T18]" office:value-type="float" office:value="445022.431635852" calcext:value-type="float">
            <text:p>445022,431635852</text:p>
          </table:table-cell>
          <table:table-cell table:formula="of:=[.T18]*[.T18]*[.T18]" office:value-type="float" office:value="2.91938460840122" calcext:value-type="float">
            <text:p>2,9193846084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*2" office:value-type="float" office:value="169.6" calcext:value-type="float">
            <text:p>169,6</text:p>
          </table:table-cell>
          <table:table-cell table:style-name="ce1" office:value-type="float" office:value="0.205" calcext:value-type="float">
            <text:p>0,205</text:p>
          </table:table-cell>
          <table:table-cell table:formula="of:=[.C19]*9.8" office:value-type="float" office:value="2.009" calcext:value-type="float">
            <text:p>2,009</text:p>
          </table:table-cell>
          <table:table-cell table:style-name="ce2" office:value-type="float" office:value="0.2" calcext:value-type="float">
            <text:p>0,2</text:p>
          </table:table-cell>
          <table:table-cell table:style-name="ce1" table:formula="of:=[.E19]*9.8" office:value-type="float" office:value="1.96" calcext:value-type="float">
            <text:p>1,96</text:p>
          </table:table-cell>
          <table:table-cell table:style-name="ce1" table:formula="of:=([.D19]+[.F19])/2" office:value-type="float" office:value="1.9845" calcext:value-type="float">
            <text:p>1,9845</text:p>
          </table:table-cell>
          <table:table-cell table:formula="of:=[.G19]/5.7352*1000000" office:value-type="float" office:value="346021.06290975" calcext:value-type="float">
            <text:p>346021,06290975</text:p>
          </table:table-cell>
          <table:table-cell table:style-name="ce1" table:formula="of:=[.B19]/89" office:value-type="float" office:value="1.90561797752809" calcext:value-type="float">
            <text:p>1,9056179775</text:p>
          </table:table-cell>
          <table:table-cell table:style-name="ce1" table:formula="of:=[.H19]*[.I19]*[.I19]" office:value-type="float" office:value="1256533.92461888" calcext:value-type="float">
            <text:p>1256533,92461888</text:p>
          </table:table-cell>
          <table:table-cell table:style-name="ce1" table:formula="of:=[.I19]*[.I19]*[.I19]" office:value-type="float" office:value="6.92002277546956" calcext:value-type="float">
            <text:p>6,9200227755</text:p>
          </table:table-cell>
          <table:table-cell/>
          <table:table-cell table:style-name="ce1" table:formula="of:=212-21.2*3" office:value-type="float" office:value="148.4" calcext:value-type="float">
            <text:p>148,4</text:p>
          </table:table-cell>
          <table:table-cell table:style-name="ce1" office:value-type="float" office:value="0.165" calcext:value-type="float">
            <text:p>0,165</text:p>
          </table:table-cell>
          <table:table-cell table:style-name="ce1" table:formula="of:=[.N19]*9.8" office:value-type="float" office:value="1.617" calcext:value-type="float">
            <text:p>1,617</text:p>
          </table:table-cell>
          <table:table-cell table:style-name="ce1" office:value-type="float" office:value="0.175" calcext:value-type="float">
            <text:p>0,175</text:p>
          </table:table-cell>
          <table:table-cell table:style-name="ce1" table:formula="of:=[.P19]*9.8" office:value-type="float" office:value="1.715" calcext:value-type="float">
            <text:p>1,715</text:p>
          </table:table-cell>
          <table:table-cell table:style-name="ce1" table:formula="of:=([.O19]+[.Q19])/2" office:value-type="float" office:value="1.666" calcext:value-type="float">
            <text:p>1,666</text:p>
          </table:table-cell>
          <table:table-cell table:formula="of:=[.R19]/5.7352*1000000" office:value-type="float" office:value="290486.818245223" calcext:value-type="float">
            <text:p>290486,818245223</text:p>
          </table:table-cell>
          <table:table-cell table:style-name="ce1" table:formula="of:=[.M19]/89" office:value-type="float" office:value="1.66741573033708" calcext:value-type="float">
            <text:p>1,6674157303</text:p>
          </table:table-cell>
          <table:table-cell table:formula="of:=[.S19]*[.T19]*[.T19]" office:value-type="float" office:value="807633.301857658" calcext:value-type="float">
            <text:p>807633,301857658</text:p>
          </table:table-cell>
          <table:table-cell table:formula="of:=[.T19]*[.T19]*[.T19]" office:value-type="float" office:value="4.63587463278527" calcext:value-type="float">
            <text:p>4,6358746328</text:p>
          </table:table-cell>
          <table:table-cell table:number-columns-repeated="5"/>
        </table:table-row>
        <table:table-row table:style-name="ro1">
          <table:table-cell/>
          <table:table-cell table:style-name="ce1" table:formula="of:=212-21.2" office:value-type="float" office:value="190.8" calcext:value-type="float">
            <text:p>190,8</text:p>
          </table:table-cell>
          <table:table-cell table:style-name="ce1" office:value-type="float" office:value="0.235" calcext:value-type="float">
            <text:p>0,235</text:p>
          </table:table-cell>
          <table:table-cell table:formula="of:=[.C20]*9.8" office:value-type="float" office:value="2.303" calcext:value-type="float">
            <text:p>2,303</text:p>
          </table:table-cell>
          <table:table-cell table:style-name="ce1" office:value-type="float" office:value="0.23" calcext:value-type="float">
            <text:p>0,23</text:p>
          </table:table-cell>
          <table:table-cell table:style-name="ce1" table:formula="of:=[.E20]*9.8" office:value-type="float" office:value="2.254" calcext:value-type="float">
            <text:p>2,254</text:p>
          </table:table-cell>
          <table:table-cell table:style-name="ce1" table:formula="of:=([.D20]+[.F20])/2" office:value-type="float" office:value="2.2785" calcext:value-type="float">
            <text:p>2,2785</text:p>
          </table:table-cell>
          <table:table-cell table:formula="of:=[.G20]/5.7352*1000000" office:value-type="float" office:value="397283.442600084" calcext:value-type="float">
            <text:p>397283,442600084</text:p>
          </table:table-cell>
          <table:table-cell table:style-name="ce1" table:formula="of:=[.B20]/89" office:value-type="float" office:value="2.1438202247191" calcext:value-type="float">
            <text:p>2,1438202247</text:p>
          </table:table-cell>
          <table:table-cell table:style-name="ce1" table:formula="of:=[.H20]*[.I20]*[.I20]" office:value-type="float" office:value="1825900.85921181" calcext:value-type="float">
            <text:p>1825900,85921181</text:p>
          </table:table-cell>
          <table:table-cell table:style-name="ce1" table:formula="of:=[.I20]*[.I20]*[.I20]" office:value-type="float" office:value="9.85292305335412" calcext:value-type="float">
            <text:p>9,8529230534</text:p>
          </table:table-cell>
          <table:table-cell/>
          <table:table-cell table:style-name="ce1" table:formula="of:=212-21.2*2" office:value-type="float" office:value="169.6" calcext:value-type="float">
            <text:p>169,6</text:p>
          </table:table-cell>
          <table:table-cell table:style-name="ce2" office:value-type="float" office:value="0.21" calcext:value-type="float">
            <text:p>0,21</text:p>
          </table:table-cell>
          <table:table-cell table:style-name="ce1" table:formula="of:=[.N20]*9.8" office:value-type="float" office:value="2.058" calcext:value-type="float">
            <text:p>2,058</text:p>
          </table:table-cell>
          <table:table-cell table:style-name="ce1" office:value-type="float" office:value="0.215" calcext:value-type="float">
            <text:p>0,215</text:p>
          </table:table-cell>
          <table:table-cell table:style-name="ce1" table:formula="of:=[.P20]*9.8" office:value-type="float" office:value="2.107" calcext:value-type="float">
            <text:p>2,107</text:p>
          </table:table-cell>
          <table:table-cell table:style-name="ce1" table:formula="of:=([.O20]+[.Q20])/2" office:value-type="float" office:value="2.0825" calcext:value-type="float">
            <text:p>2,0825</text:p>
          </table:table-cell>
          <table:table-cell table:formula="of:=[.R20]/5.7352*1000000" office:value-type="float" office:value="363108.522806528" calcext:value-type="float">
            <text:p>363108,522806528</text:p>
          </table:table-cell>
          <table:table-cell table:style-name="ce1" table:formula="of:=[.M20]/89" office:value-type="float" office:value="1.90561797752809" calcext:value-type="float">
            <text:p>1,9056179775</text:p>
          </table:table-cell>
          <table:table-cell table:formula="of:=[.S20]*[.T20]*[.T20]" office:value-type="float" office:value="1318584.98262475" calcext:value-type="float">
            <text:p>1318584,98262475</text:p>
          </table:table-cell>
          <table:table-cell table:formula="of:=[.T20]*[.T20]*[.T20]" office:value-type="float" office:value="6.92002277546956" calcext:value-type="float">
            <text:p>6,9200227755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0.275" calcext:value-type="float">
            <text:p>0,275</text:p>
          </table:table-cell>
          <table:table-cell table:formula="of:=[.C21]*9.8" office:value-type="float" office:value="2.695" calcext:value-type="float">
            <text:p>2,695</text:p>
          </table:table-cell>
          <table:table-cell table:style-name="ce2" office:value-type="float" office:value="0.27" calcext:value-type="float">
            <text:p>0,27</text:p>
          </table:table-cell>
          <table:table-cell table:style-name="ce1" table:formula="of:=[.E21]*9.8" office:value-type="float" office:value="2.646" calcext:value-type="float">
            <text:p>2,646</text:p>
          </table:table-cell>
          <table:table-cell table:style-name="ce1" table:formula="of:=([.D21]+[.F21])/2" office:value-type="float" office:value="2.6705" calcext:value-type="float">
            <text:p>2,6705</text:p>
          </table:table-cell>
          <table:table-cell table:formula="of:=[.G21]/5.7352*1000000" office:value-type="float" office:value="465633.282187195" calcext:value-type="float">
            <text:p>465633,282187195</text:p>
          </table:table-cell>
          <table:table-cell table:style-name="ce1" table:formula="of:=[.B21]/89" office:value-type="float" office:value="2.38202247191011" calcext:value-type="float">
            <text:p>2,3820224719</text:p>
          </table:table-cell>
          <table:table-cell table:style-name="ce1" table:formula="of:=[.H21]*[.I21]*[.I21]" office:value-type="float" office:value="2642017.7041562" calcext:value-type="float">
            <text:p>2642017,7041562</text:p>
          </table:table-cell>
          <table:table-cell table:style-name="ce1" table:formula="of:=[.I21]*[.I21]*[.I21]" office:value-type="float" office:value="13.515669483339" calcext:value-type="float">
            <text:p>13,5156694833</text:p>
          </table:table-cell>
          <table:table-cell/>
          <table:table-cell table:style-name="ce1" table:formula="of:=212-21.2" office:value-type="float" office:value="190.8" calcext:value-type="float">
            <text:p>190,8</text:p>
          </table:table-cell>
          <table:table-cell table:style-name="ce2" office:value-type="float" office:value="0.24" calcext:value-type="float">
            <text:p>0,24</text:p>
          </table:table-cell>
          <table:table-cell table:style-name="ce1" table:formula="of:=[.N21]*9.8" office:value-type="float" office:value="2.352" calcext:value-type="float">
            <text:p>2,352</text:p>
          </table:table-cell>
          <table:table-cell table:style-name="ce1" office:value-type="float" office:value="0.245" calcext:value-type="float">
            <text:p>0,245</text:p>
          </table:table-cell>
          <table:table-cell table:style-name="ce1" table:formula="of:=[.P21]*9.8" office:value-type="float" office:value="2.401" calcext:value-type="float">
            <text:p>2,401</text:p>
          </table:table-cell>
          <table:table-cell table:style-name="ce1" table:formula="of:=([.O21]+[.Q21])/2" office:value-type="float" office:value="2.3765" calcext:value-type="float">
            <text:p>2,3765</text:p>
          </table:table-cell>
          <table:table-cell table:formula="of:=[.R21]/5.7352*1000000" office:value-type="float" office:value="414370.902496862" calcext:value-type="float">
            <text:p>414370,902496862</text:p>
          </table:table-cell>
          <table:table-cell table:style-name="ce1" table:formula="of:=[.M21]/89" office:value-type="float" office:value="2.1438202247191" calcext:value-type="float">
            <text:p>2,1438202247</text:p>
          </table:table-cell>
          <table:table-cell table:formula="of:=[.S21]*[.T21]*[.T21]" office:value-type="float" office:value="1904434.22950049" calcext:value-type="float">
            <text:p>1904434,22950049</text:p>
          </table:table-cell>
          <table:table-cell table:formula="of:=[.T21]*[.T21]*[.T21]" office:value-type="float" office:value="9.85292305335412" calcext:value-type="float">
            <text:p>9,852923053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1" office:value-type="float" office:value="212" calcext:value-type="float">
            <text:p>212</text:p>
          </table:table-cell>
          <table:table-cell table:style-name="ce2" office:value-type="float" office:value="0.285" calcext:value-type="float">
            <text:p>0,285</text:p>
          </table:table-cell>
          <table:table-cell table:style-name="ce1" table:formula="of:=[.N22]*9.8" office:value-type="float" office:value="2.793" calcext:value-type="float">
            <text:p>2,793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table:formula="of:=[.P22]*9.8" office:value-type="float" office:value="2.842" calcext:value-type="float">
            <text:p>2,842</text:p>
          </table:table-cell>
          <table:table-cell table:style-name="ce1" table:formula="of:=([.O22]+[.Q22])/2" office:value-type="float" office:value="2.8175" calcext:value-type="float">
            <text:p>2,8175</text:p>
          </table:table-cell>
          <table:table-cell table:formula="of:=[.R22]/5.7352*1000000" office:value-type="float" office:value="491264.472032362" calcext:value-type="float">
            <text:p>491264,472032362</text:p>
          </table:table-cell>
          <table:table-cell table:style-name="ce1" table:formula="of:=[.M22]/89" office:value-type="float" office:value="2.38202247191011" calcext:value-type="float">
            <text:p>2,3820224719</text:p>
          </table:table-cell>
          <table:table-cell table:formula="of:=[.S22]*[.T22]*[.T22]" office:value-type="float" office:value="2787449.87135746" calcext:value-type="float">
            <text:p>2787449,87135746</text:p>
          </table:table-cell>
          <table:table-cell table:formula="of:=[.T22]*[.T22]*[.T22]" office:value-type="float" office:value="13.515669483339" calcext:value-type="float">
            <text:p>13,515669483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Default" table:number-columns-repeated="2"/>
          <table:table-cell table:number-columns-repeated="4"/>
          <table:table-cell table:style-name="ce1" office:value-type="float" office:value="115" calcext:value-type="float">
            <text:p>115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Ltotal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m</text:p>
          </table:table-cell>
          <table:table-cell table:number-columns-repeated="1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1" office:value-type="string" calcext:value-type="string">
            <text:p>5,36/4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21.2" calcext:value-type="float">
            <text:p>21,2</text:p>
          </table:table-cell>
          <table:table-cell office:value-type="string" calcext:value-type="string">
            <text:p>mm</text:p>
          </table:table-cell>
          <table:table-cell table:number-columns-repeated="1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1" office:value-type="string" calcext:value-type="string">
            <text:p>4,28/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" table:number-columns-repeated="6"/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rea</text:p>
          </table:table-cell>
          <table:table-cell table:formula="of:=((5.36/4)*(4.28)/1000000)" office:value-type="float" office:value="0.0000057352" calcext:value-type="float">
            <text:p>5,7352E-006</text:p>
          </table:table-cell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6"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23"/>
        </table:table-row>
      </table:table>
      <table:table table:name="Hoja3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Tambiente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office:value-type="string" calcext:value-type="string">
            <text:p>°C</text:p>
          </table:table-cell>
          <table:table-cell table:number-columns-repeated="4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emperatura</text:p>
          </table:table-cell>
          <table:table-cell table:style-name="ce1" office:value-type="float" office:value="73" calcext:value-type="float">
            <text:p>73</text:p>
          </table:table-cell>
          <table:table-cell/>
          <table:table-cell table:style-name="ce1" office:value-type="float" office:value="72" calcext:value-type="float">
            <text:p>72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Temperatura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 office:value-type="float" office:value="61" calcext:value-type="float">
            <text:p>61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Temperatura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style-name="ce1" office:value-type="float" office:value="55" calcext:value-type="float">
            <text:p>55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2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2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igma</text:p>
          </table:table-cell>
          <table:table-cell office:value-type="string" calcext:value-type="string">
            <text:p>r*Sigma2</text:p>
          </table:table-cell>
          <table:table-cell office:value-type="string" calcext:value-type="string">
            <text:p>Sigam3</text:p>
          </table:table-cell>
        </table:table-row>
        <table:table-row table:style-name="ro1">
          <table:table-cell/>
          <table:table-cell table:formula="of:=180-75" office:value-type="float" office:value="105" calcext:value-type="float">
            <text:p>105</text:p>
          </table:table-cell>
          <table:table-cell table:style-name="ce1" office:value-type="float" office:value="0.09" calcext:value-type="float">
            <text:p>0,09</text:p>
          </table:table-cell>
          <table:table-cell table:formula="of:=[.C6]*9.8" office:value-type="float" office:value="0.882" calcext:value-type="float">
            <text:p>0,882</text:p>
          </table:table-cell>
          <table:table-cell table:style-name="ce1" office:value-type="float" office:value="0.09" calcext:value-type="float">
            <text:p>0,09</text:p>
          </table:table-cell>
          <table:table-cell table:style-name="ce1" table:formula="of:=[.E6]*9.8" office:value-type="float" office:value="0.882" calcext:value-type="float">
            <text:p>0,882</text:p>
          </table:table-cell>
          <table:table-cell table:style-name="ce1" table:formula="of:=([.D6]+[.F6])/2" office:value-type="float" office:value="0.882" calcext:value-type="float">
            <text:p>0,882</text:p>
          </table:table-cell>
          <table:table-cell table:style-name="ce1" table:formula="of:=[.G6]*1000000/9.666" office:value-type="float" office:value="91247.6722532588" calcext:value-type="float">
            <text:p>91247,6722532588</text:p>
          </table:table-cell>
          <table:table-cell table:style-name="ce1" table:formula="of:=[.B6]/92" office:value-type="float" office:value="1.14130434782609" calcext:value-type="float">
            <text:p>1,1413043478</text:p>
          </table:table-cell>
          <table:table-cell table:formula="of:=[.H6]*[.I6]*[.I6]" office:value-type="float" office:value="118856.992744823" calcext:value-type="float">
            <text:p>118856,992744823</text:p>
          </table:table-cell>
          <table:table-cell table:formula="of:=[.I6]*[.I6]*[.I6]" office:value-type="float" office:value="1.48663521204898" calcext:value-type="float">
            <text:p>1,486635212</text:p>
          </table:table-cell>
          <table:table-cell table:style-name="ce1"/>
          <table:table-cell table:formula="of:=180-75" office:value-type="float" office:value="105" calcext:value-type="float">
            <text:p>105</text:p>
          </table:table-cell>
          <table:table-cell table:style-name="ce2" office:value-type="float" office:value="0.06" calcext:value-type="float">
            <text:p>0,06</text:p>
          </table:table-cell>
          <table:table-cell table:formula="of:=[.N6]*9.8" office:value-type="float" office:value="0.588" calcext:value-type="float">
            <text:p>0,588</text:p>
          </table:table-cell>
          <table:table-cell table:style-name="ce1" office:value-type="float" office:value="0.06" calcext:value-type="float">
            <text:p>0,06</text:p>
          </table:table-cell>
          <table:table-cell table:style-name="ce1" table:formula="of:=[.P6]*9.8" office:value-type="float" office:value="0.588" calcext:value-type="float">
            <text:p>0,588</text:p>
          </table:table-cell>
          <table:table-cell table:style-name="ce1" table:formula="of:=([.O6]+[.Q6])/2" office:value-type="float" office:value="0.588" calcext:value-type="float">
            <text:p>0,588</text:p>
          </table:table-cell>
          <table:table-cell table:formula="of:=[.R6]*1000000/9.666" office:value-type="float" office:value="60831.7815021726" calcext:value-type="float">
            <text:p>60831,7815021726</text:p>
          </table:table-cell>
          <table:table-cell table:formula="of:=[.M6]/92" office:value-type="float" office:value="1.14130434782609" calcext:value-type="float">
            <text:p>1,1413043478</text:p>
          </table:table-cell>
          <table:table-cell table:formula="of:=[.S6]*[.T6]*[.T6]" office:value-type="float" office:value="79237.9951632151" calcext:value-type="float">
            <text:p>79237,9951632151</text:p>
          </table:table-cell>
          <table:table-cell table:formula="of:=[.T6]*[.T6]*[.T6]" office:value-type="float" office:value="1.48663521204898" calcext:value-type="float">
            <text:p>1,486635212</text:p>
          </table:table-cell>
          <table:table-cell/>
          <table:table-cell table:formula="of:=180-75" office:value-type="float" office:value="105" calcext:value-type="float">
            <text:p>105</text:p>
          </table:table-cell>
          <table:table-cell table:style-name="ce1" office:value-type="float" office:value="0.045" calcext:value-type="float">
            <text:p>0,045</text:p>
          </table:table-cell>
          <table:table-cell table:formula="of:=[.Y6]*9.8" office:value-type="float" office:value="0.441" calcext:value-type="float">
            <text:p>0,441</text:p>
          </table:table-cell>
          <table:table-cell table:style-name="ce2" office:value-type="float" office:value="0.045" calcext:value-type="float">
            <text:p>0,045</text:p>
          </table:table-cell>
          <table:table-cell table:style-name="ce1" table:formula="of:=[.AA6]*9.8" office:value-type="float" office:value="0.441" calcext:value-type="float">
            <text:p>0,441</text:p>
          </table:table-cell>
          <table:table-cell table:style-name="ce1" table:formula="of:=([.Z6]+[.AB6])/2" office:value-type="float" office:value="0.441" calcext:value-type="float">
            <text:p>0,441</text:p>
          </table:table-cell>
          <table:table-cell table:formula="of:=[.AC6]*1000000/9.666" office:value-type="float" office:value="45623.8361266294" calcext:value-type="float">
            <text:p>45623,8361266294</text:p>
          </table:table-cell>
          <table:table-cell table:formula="of:=[.X6]/92" office:value-type="float" office:value="1.14130434782609" calcext:value-type="float">
            <text:p>1,1413043478</text:p>
          </table:table-cell>
          <table:table-cell table:formula="of:=[.AD6]*[.AE6]*[.AE6]" office:value-type="float" office:value="59428.4963724113" calcext:value-type="float">
            <text:p>59428,4963724113</text:p>
          </table:table-cell>
          <table:table-cell table:formula="of:=[.AE6]*[.AE6]*[.AE6]" office:value-type="float" office:value="1.48663521204898" calcext:value-type="float">
            <text:p>1,486635212</text:p>
          </table:table-cell>
        </table:table-row>
        <table:table-row table:style-name="ro1">
          <table:table-cell/>
          <table:table-cell table:formula="of:=180-60" office:value-type="float" office:value="120" calcext:value-type="float">
            <text:p>120</text:p>
          </table:table-cell>
          <table:table-cell table:style-name="ce2" office:value-type="float" office:value="0.17" calcext:value-type="float">
            <text:p>0,17</text:p>
          </table:table-cell>
          <table:table-cell table:formula="of:=[.C7]*9.8" office:value-type="float" office:value="1.666" calcext:value-type="float">
            <text:p>1,666</text:p>
          </table:table-cell>
          <table:table-cell table:style-name="ce2" office:value-type="float" office:value="0.195" calcext:value-type="float">
            <text:p>0,195</text:p>
          </table:table-cell>
          <table:table-cell table:style-name="ce1" table:formula="of:=[.E7]*9.8" office:value-type="float" office:value="1.911" calcext:value-type="float">
            <text:p>1,911</text:p>
          </table:table-cell>
          <table:table-cell table:style-name="ce1" table:formula="of:=([.D7]+[.F7])/2" office:value-type="float" office:value="1.7885" calcext:value-type="float">
            <text:p>1,7885</text:p>
          </table:table-cell>
          <table:table-cell table:style-name="ce1" table:formula="of:=[.G7]*1000000/9.666" office:value-type="float" office:value="185030.002069108" calcext:value-type="float">
            <text:p>185030,002069108</text:p>
          </table:table-cell>
          <table:table-cell table:style-name="ce1" table:formula="of:=[.B7]/92" office:value-type="float" office:value="1.30434782608696" calcext:value-type="float">
            <text:p>1,3043478261</text:p>
          </table:table-cell>
          <table:table-cell table:formula="of:=[.H7]*[.I7]*[.I7]" office:value-type="float" office:value="314795.844730052" calcext:value-type="float">
            <text:p>314795,844730052</text:p>
          </table:table-cell>
          <table:table-cell table:formula="of:=[.I7]*[.I7]*[.I7]" office:value-type="float" office:value="2.21911728445796" calcext:value-type="float">
            <text:p>2,2191172845</text:p>
          </table:table-cell>
          <table:table-cell/>
          <table:table-cell table:formula="of:=180-60" office:value-type="float" office:value="120" calcext:value-type="float">
            <text:p>120</text:p>
          </table:table-cell>
          <table:table-cell table:style-name="ce1" office:value-type="float" office:value="0.165" calcext:value-type="float">
            <text:p>0,165</text:p>
          </table:table-cell>
          <table:table-cell table:formula="of:=[.N7]*9.8" office:value-type="float" office:value="1.617" calcext:value-type="float">
            <text:p>1,617</text:p>
          </table:table-cell>
          <table:table-cell table:style-name="ce2" office:value-type="float" office:value="0.185" calcext:value-type="float">
            <text:p>0,185</text:p>
          </table:table-cell>
          <table:table-cell table:style-name="ce1" table:formula="of:=[.P7]*9.8" office:value-type="float" office:value="1.813" calcext:value-type="float">
            <text:p>1,813</text:p>
          </table:table-cell>
          <table:table-cell table:style-name="ce1" table:formula="of:=([.O7]+[.Q7])/2" office:value-type="float" office:value="1.715" calcext:value-type="float">
            <text:p>1,715</text:p>
          </table:table-cell>
          <table:table-cell table:formula="of:=[.R7]*1000000/9.666" office:value-type="float" office:value="177426.029381337" calcext:value-type="float">
            <text:p>177426,029381337</text:p>
          </table:table-cell>
          <table:table-cell table:formula="of:=[.M7]/92" office:value-type="float" office:value="1.30434782608696" calcext:value-type="float">
            <text:p>1,3043478261</text:p>
          </table:table-cell>
          <table:table-cell table:formula="of:=[.S7]*[.T7]*[.T7]" office:value-type="float" office:value="301859.0291932" calcext:value-type="float">
            <text:p>301859,0291932</text:p>
          </table:table-cell>
          <table:table-cell table:formula="of:=[.T7]*[.T7]*[.T7]" office:value-type="float" office:value="2.21911728445796" calcext:value-type="float">
            <text:p>2,2191172845</text:p>
          </table:table-cell>
          <table:table-cell/>
          <table:table-cell table:formula="of:=180-60" office:value-type="float" office:value="120" calcext:value-type="float">
            <text:p>120</text:p>
          </table:table-cell>
          <table:table-cell table:style-name="ce2" office:value-type="float" office:value="0.165" calcext:value-type="float">
            <text:p>0,165</text:p>
          </table:table-cell>
          <table:table-cell table:formula="of:=[.Y7]*9.8" office:value-type="float" office:value="1.617" calcext:value-type="float">
            <text:p>1,617</text:p>
          </table:table-cell>
          <table:table-cell table:style-name="ce1" office:value-type="float" office:value="0.175" calcext:value-type="float">
            <text:p>0,175</text:p>
          </table:table-cell>
          <table:table-cell table:style-name="ce1" table:formula="of:=[.AA7]*9.8" office:value-type="float" office:value="1.715" calcext:value-type="float">
            <text:p>1,715</text:p>
          </table:table-cell>
          <table:table-cell table:style-name="ce1" table:formula="of:=([.Z7]+[.AB7])/2" office:value-type="float" office:value="1.666" calcext:value-type="float">
            <text:p>1,666</text:p>
          </table:table-cell>
          <table:table-cell table:formula="of:=[.AC7]*1000000/9.666" office:value-type="float" office:value="172356.714256156" calcext:value-type="float">
            <text:p>172356,714256156</text:p>
          </table:table-cell>
          <table:table-cell table:formula="of:=[.X7]/92" office:value-type="float" office:value="1.30434782608696" calcext:value-type="float">
            <text:p>1,3043478261</text:p>
          </table:table-cell>
          <table:table-cell table:formula="of:=[.AD7]*[.AE7]*[.AE7]" office:value-type="float" office:value="293234.485501966" calcext:value-type="float">
            <text:p>293234,485501966</text:p>
          </table:table-cell>
          <table:table-cell table:formula="of:=[.AE7]*[.AE7]*[.AE7]" office:value-type="float" office:value="2.21911728445796" calcext:value-type="float">
            <text:p>2,2191172845</text:p>
          </table:table-cell>
        </table:table-row>
        <table:table-row table:style-name="ro1">
          <table:table-cell/>
          <table:table-cell table:formula="of:=180-45" office:value-type="float" office:value="135" calcext:value-type="float">
            <text:p>135</text:p>
          </table:table-cell>
          <table:table-cell table:style-name="ce2" office:value-type="float" office:value="0.25" calcext:value-type="float">
            <text:p>0,25</text:p>
          </table:table-cell>
          <table:table-cell table:formula="of:=[.C8]*9.8" office:value-type="float" office:value="2.45" calcext:value-type="float">
            <text:p>2,45</text:p>
          </table:table-cell>
          <table:table-cell table:style-name="ce1" office:value-type="float" office:value="0.29" calcext:value-type="float">
            <text:p>0,29</text:p>
          </table:table-cell>
          <table:table-cell table:style-name="ce1" table:formula="of:=[.E8]*9.8" office:value-type="float" office:value="2.842" calcext:value-type="float">
            <text:p>2,842</text:p>
          </table:table-cell>
          <table:table-cell table:style-name="ce1" table:formula="of:=([.D8]+[.F8])/2" office:value-type="float" office:value="2.646" calcext:value-type="float">
            <text:p>2,646</text:p>
          </table:table-cell>
          <table:table-cell table:style-name="ce1" table:formula="of:=[.G8]*1000000/9.666" office:value-type="float" office:value="273743.016759777" calcext:value-type="float">
            <text:p>273743,016759777</text:p>
          </table:table-cell>
          <table:table-cell table:style-name="ce1" table:formula="of:=[.B8]/92" office:value-type="float" office:value="1.46739130434783" calcext:value-type="float">
            <text:p>1,4673913043</text:p>
          </table:table-cell>
          <table:table-cell table:formula="of:=[.H8]*[.I8]*[.I8]" office:value-type="float" office:value="589433.657897794" calcext:value-type="float">
            <text:p>589433,657897794</text:p>
          </table:table-cell>
          <table:table-cell table:formula="of:=[.I8]*[.I8]*[.I8]" office:value-type="float" office:value="3.15964160228487" calcext:value-type="float">
            <text:p>3,1596416023</text:p>
          </table:table-cell>
          <table:table-cell/>
          <table:table-cell table:formula="of:=180-45" office:value-type="float" office:value="135" calcext:value-type="float">
            <text:p>135</text:p>
          </table:table-cell>
          <table:table-cell table:style-name="ce2" office:value-type="float" office:value="0.255" calcext:value-type="float">
            <text:p>0,255</text:p>
          </table:table-cell>
          <table:table-cell table:formula="of:=[.N8]*9.8" office:value-type="float" office:value="2.499" calcext:value-type="float">
            <text:p>2,499</text:p>
          </table:table-cell>
          <table:table-cell table:style-name="ce2" office:value-type="float" office:value="0.27" calcext:value-type="float">
            <text:p>0,27</text:p>
          </table:table-cell>
          <table:table-cell table:style-name="ce1" table:formula="of:=[.P8]*9.8" office:value-type="float" office:value="2.646" calcext:value-type="float">
            <text:p>2,646</text:p>
          </table:table-cell>
          <table:table-cell table:style-name="ce1" table:formula="of:=([.O8]+[.Q8])/2" office:value-type="float" office:value="2.5725" calcext:value-type="float">
            <text:p>2,5725</text:p>
          </table:table-cell>
          <table:table-cell table:formula="of:=[.R8]*1000000/9.666" office:value-type="float" office:value="266139.044072005" calcext:value-type="float">
            <text:p>266139,044072005</text:p>
          </table:table-cell>
          <table:table-cell table:formula="of:=[.M8]/92" office:value-type="float" office:value="1.46739130434783" calcext:value-type="float">
            <text:p>1,4673913043</text:p>
          </table:table-cell>
          <table:table-cell table:formula="of:=[.S8]*[.T8]*[.T8]" office:value-type="float" office:value="573060.500733966" calcext:value-type="float">
            <text:p>573060,500733966</text:p>
          </table:table-cell>
          <table:table-cell table:formula="of:=[.T8]*[.T8]*[.T8]" office:value-type="float" office:value="3.15964160228487" calcext:value-type="float">
            <text:p>3,1596416023</text:p>
          </table:table-cell>
          <table:table-cell/>
          <table:table-cell table:formula="of:=180-45" office:value-type="float" office:value="135" calcext:value-type="float">
            <text:p>135</text:p>
          </table:table-cell>
          <table:table-cell table:style-name="ce1" office:value-type="float" office:value="0.255" calcext:value-type="float">
            <text:p>0,255</text:p>
          </table:table-cell>
          <table:table-cell table:formula="of:=[.Y8]*9.8" office:value-type="float" office:value="2.499" calcext:value-type="float">
            <text:p>2,499</text:p>
          </table:table-cell>
          <table:table-cell table:style-name="ce1" office:value-type="float" office:value="0.26" calcext:value-type="float">
            <text:p>0,26</text:p>
          </table:table-cell>
          <table:table-cell table:style-name="ce1" table:formula="of:=[.AA8]*9.8" office:value-type="float" office:value="2.548" calcext:value-type="float">
            <text:p>2,548</text:p>
          </table:table-cell>
          <table:table-cell table:style-name="ce1" table:formula="of:=([.Z8]+[.AB8])/2" office:value-type="float" office:value="2.5235" calcext:value-type="float">
            <text:p>2,5235</text:p>
          </table:table-cell>
          <table:table-cell table:formula="of:=[.AC8]*1000000/9.666" office:value-type="float" office:value="261069.728946824" calcext:value-type="float">
            <text:p>261069,728946824</text:p>
          </table:table-cell>
          <table:table-cell table:formula="of:=[.X8]/92" office:value-type="float" office:value="1.46739130434783" calcext:value-type="float">
            <text:p>1,4673913043</text:p>
          </table:table-cell>
          <table:table-cell table:formula="of:=[.AD8]*[.AE8]*[.AE8]" office:value-type="float" office:value="562145.062624748" calcext:value-type="float">
            <text:p>562145,062624748</text:p>
          </table:table-cell>
          <table:table-cell table:formula="of:=[.AE8]*[.AE8]*[.AE8]" office:value-type="float" office:value="3.15964160228487" calcext:value-type="float">
            <text:p>3,1596416023</text:p>
          </table:table-cell>
        </table:table-row>
        <table:table-row table:style-name="ro1">
          <table:table-cell/>
          <table:table-cell table:formula="of:=180-30" office:value-type="float" office:value="150" calcext:value-type="float">
            <text:p>150</text:p>
          </table:table-cell>
          <table:table-cell table:style-name="ce1" office:value-type="float" office:value="0.325" calcext:value-type="float">
            <text:p>0,325</text:p>
          </table:table-cell>
          <table:table-cell table:formula="of:=[.C9]*9.8" office:value-type="float" office:value="3.185" calcext:value-type="float">
            <text:p>3,185</text:p>
          </table:table-cell>
          <table:table-cell table:style-name="ce2" office:value-type="float" office:value="0.37" calcext:value-type="float">
            <text:p>0,37</text:p>
          </table:table-cell>
          <table:table-cell table:style-name="ce1" table:formula="of:=[.E9]*9.8" office:value-type="float" office:value="3.626" calcext:value-type="float">
            <text:p>3,626</text:p>
          </table:table-cell>
          <table:table-cell table:style-name="ce1" table:formula="of:=([.D9]+[.F9])/2" office:value-type="float" office:value="3.4055" calcext:value-type="float">
            <text:p>3,4055</text:p>
          </table:table-cell>
          <table:table-cell table:style-name="ce1" table:formula="of:=[.G9]*1000000/9.666" office:value-type="float" office:value="352317.401200083" calcext:value-type="float">
            <text:p>352317,401200083</text:p>
          </table:table-cell>
          <table:table-cell table:style-name="ce1" table:formula="of:=[.B9]/92" office:value-type="float" office:value="1.6304347826087" calcext:value-type="float">
            <text:p>1,6304347826</text:p>
          </table:table-cell>
          <table:table-cell table:formula="of:=[.H9]*[.I9]*[.I9]" office:value-type="float" office:value="936571.541469974" calcext:value-type="float">
            <text:p>936571,541469974</text:p>
          </table:table-cell>
          <table:table-cell table:formula="of:=[.I9]*[.I9]*[.I9]" office:value-type="float" office:value="4.33421344620695" calcext:value-type="float">
            <text:p>4,3342134462</text:p>
          </table:table-cell>
          <table:table-cell/>
          <table:table-cell table:formula="of:=180-30" office:value-type="float" office:value="150" calcext:value-type="float">
            <text:p>150</text:p>
          </table:table-cell>
          <table:table-cell table:style-name="ce1" office:value-type="float" office:value="0.315" calcext:value-type="float">
            <text:p>0,315</text:p>
          </table:table-cell>
          <table:table-cell table:formula="of:=[.N9]*9.8" office:value-type="float" office:value="3.087" calcext:value-type="float">
            <text:p>3,087</text:p>
          </table:table-cell>
          <table:table-cell table:style-name="ce1" office:value-type="float" office:value="0.34" calcext:value-type="float">
            <text:p>0,34</text:p>
          </table:table-cell>
          <table:table-cell table:style-name="ce1" table:formula="of:=[.P9]*9.8" office:value-type="float" office:value="3.332" calcext:value-type="float">
            <text:p>3,332</text:p>
          </table:table-cell>
          <table:table-cell table:style-name="ce1" table:formula="of:=([.O9]+[.Q9])/2" office:value-type="float" office:value="3.2095" calcext:value-type="float">
            <text:p>3,2095</text:p>
          </table:table-cell>
          <table:table-cell table:formula="of:=[.R9]*1000000/9.666" office:value-type="float" office:value="332040.140699359" calcext:value-type="float">
            <text:p>332040,140699359</text:p>
          </table:table-cell>
          <table:table-cell table:formula="of:=[.M9]/92" office:value-type="float" office:value="1.6304347826087" calcext:value-type="float">
            <text:p>1,6304347826</text:p>
          </table:table-cell>
          <table:table-cell table:formula="of:=[.S9]*[.T9]*[.T9]" office:value-type="float" office:value="882668.14339976" calcext:value-type="float">
            <text:p>882668,14339976</text:p>
          </table:table-cell>
          <table:table-cell table:formula="of:=[.T9]*[.T9]*[.T9]" office:value-type="float" office:value="4.33421344620695" calcext:value-type="float">
            <text:p>4,3342134462</text:p>
          </table:table-cell>
          <table:table-cell/>
          <table:table-cell table:formula="of:=180-30" office:value-type="float" office:value="150" calcext:value-type="float">
            <text:p>150</text:p>
          </table:table-cell>
          <table:table-cell table:style-name="ce1" office:value-type="float" office:value="0.315" calcext:value-type="float">
            <text:p>0,315</text:p>
          </table:table-cell>
          <table:table-cell table:formula="of:=[.Y9]*9.8" office:value-type="float" office:value="3.087" calcext:value-type="float">
            <text:p>3,087</text:p>
          </table:table-cell>
          <table:table-cell table:style-name="ce2" office:value-type="float" office:value="0.335" calcext:value-type="float">
            <text:p>0,335</text:p>
          </table:table-cell>
          <table:table-cell table:style-name="ce1" table:formula="of:=[.AA9]*9.8" office:value-type="float" office:value="3.283" calcext:value-type="float">
            <text:p>3,283</text:p>
          </table:table-cell>
          <table:table-cell table:style-name="ce1" table:formula="of:=([.Z9]+[.AB9])/2" office:value-type="float" office:value="3.185" calcext:value-type="float">
            <text:p>3,185</text:p>
          </table:table-cell>
          <table:table-cell table:formula="of:=[.AC9]*1000000/9.666" office:value-type="float" office:value="329505.483136768" calcext:value-type="float">
            <text:p>329505,483136768</text:p>
          </table:table-cell>
          <table:table-cell table:formula="of:=[.X9]/92" office:value-type="float" office:value="1.6304347826087" calcext:value-type="float">
            <text:p>1,6304347826</text:p>
          </table:table-cell>
          <table:table-cell table:formula="of:=[.AD9]*[.AE9]*[.AE9]" office:value-type="float" office:value="875930.218640983" calcext:value-type="float">
            <text:p>875930,218640983</text:p>
          </table:table-cell>
          <table:table-cell table:formula="of:=[.AE9]*[.AE9]*[.AE9]" office:value-type="float" office:value="4.33421344620695" calcext:value-type="float">
            <text:p>4,3342134462</text:p>
          </table:table-cell>
        </table:table-row>
        <table:table-row table:style-name="ro1">
          <table:table-cell/>
          <table:table-cell table:formula="of:=180-15" office:value-type="float" office:value="165" calcext:value-type="float">
            <text:p>165</text:p>
          </table:table-cell>
          <table:table-cell table:style-name="ce1" office:value-type="float" office:value="0.41" calcext:value-type="float">
            <text:p>0,41</text:p>
          </table:table-cell>
          <table:table-cell table:formula="of:=[.C10]*9.8" office:value-type="float" office:value="4.018" calcext:value-type="float">
            <text:p>4,018</text:p>
          </table:table-cell>
          <table:table-cell table:style-name="ce2" office:value-type="float" office:value="0.425" calcext:value-type="float">
            <text:p>0,425</text:p>
          </table:table-cell>
          <table:table-cell table:style-name="ce1" table:formula="of:=[.E10]*9.8" office:value-type="float" office:value="4.165" calcext:value-type="float">
            <text:p>4,165</text:p>
          </table:table-cell>
          <table:table-cell table:style-name="ce1" table:formula="of:=([.D10]+[.F10])/2" office:value-type="float" office:value="4.0915" calcext:value-type="float">
            <text:p>4,0915</text:p>
          </table:table-cell>
          <table:table-cell table:style-name="ce1" table:formula="of:=[.G10]*1000000/9.666" office:value-type="float" office:value="423287.812952617" calcext:value-type="float">
            <text:p>423287,812952617</text:p>
          </table:table-cell>
          <table:table-cell table:style-name="ce1" table:formula="of:=[.B10]/92" office:value-type="float" office:value="1.79347826086957" calcext:value-type="float">
            <text:p>1,7934782609</text:p>
          </table:table-cell>
          <table:table-cell table:formula="of:=[.H10]*[.I10]*[.I10]" office:value-type="float" office:value="1361532.45600603" calcext:value-type="float">
            <text:p>1361532,45600603</text:p>
          </table:table-cell>
          <table:table-cell table:formula="of:=[.I10]*[.I10]*[.I10]" office:value-type="float" office:value="5.76883809690145" calcext:value-type="float">
            <text:p>5,7688380969</text:p>
          </table:table-cell>
          <table:table-cell/>
          <table:table-cell table:formula="of:=180-15" office:value-type="float" office:value="165" calcext:value-type="float">
            <text:p>165</text:p>
          </table:table-cell>
          <table:table-cell table:style-name="ce2" office:value-type="float" office:value="0.375" calcext:value-type="float">
            <text:p>0,375</text:p>
          </table:table-cell>
          <table:table-cell table:formula="of:=[.N10]*9.8" office:value-type="float" office:value="3.675" calcext:value-type="float">
            <text:p>3,675</text:p>
          </table:table-cell>
          <table:table-cell table:style-name="ce1" office:value-type="float" office:value="0.4" calcext:value-type="float">
            <text:p>0,4</text:p>
          </table:table-cell>
          <table:table-cell table:style-name="ce1" table:formula="of:=[.P10]*9.8" office:value-type="float" office:value="3.92" calcext:value-type="float">
            <text:p>3,92</text:p>
          </table:table-cell>
          <table:table-cell table:style-name="ce1" table:formula="of:=([.O10]+[.Q10])/2" office:value-type="float" office:value="3.7975" calcext:value-type="float">
            <text:p>3,7975</text:p>
          </table:table-cell>
          <table:table-cell table:formula="of:=[.R10]*1000000/9.666" office:value-type="float" office:value="392871.922201531" calcext:value-type="float">
            <text:p>392871,922201531</text:p>
          </table:table-cell>
          <table:table-cell table:formula="of:=[.M10]/92" office:value-type="float" office:value="1.79347826086957" calcext:value-type="float">
            <text:p>1,7934782609</text:p>
          </table:table-cell>
          <table:table-cell table:formula="of:=[.S10]*[.T10]*[.T10]" office:value-type="float" office:value="1263697.78850859" calcext:value-type="float">
            <text:p>1263697,78850859</text:p>
          </table:table-cell>
          <table:table-cell table:formula="of:=[.T10]*[.T10]*[.T10]" office:value-type="float" office:value="5.76883809690145" calcext:value-type="float">
            <text:p>5,7688380969</text:p>
          </table:table-cell>
          <table:table-cell/>
          <table:table-cell table:formula="of:=180-15" office:value-type="float" office:value="165" calcext:value-type="float">
            <text:p>165</text:p>
          </table:table-cell>
          <table:table-cell table:style-name="ce2" office:value-type="float" office:value="0.38" calcext:value-type="float">
            <text:p>0,38</text:p>
          </table:table-cell>
          <table:table-cell table:formula="of:=[.Y10]*9.8" office:value-type="float" office:value="3.724" calcext:value-type="float">
            <text:p>3,724</text:p>
          </table:table-cell>
          <table:table-cell table:style-name="ce2" office:value-type="float" office:value="0.395" calcext:value-type="float">
            <text:p>0,395</text:p>
          </table:table-cell>
          <table:table-cell table:style-name="ce1" table:formula="of:=[.AA10]*9.8" office:value-type="float" office:value="3.871" calcext:value-type="float">
            <text:p>3,871</text:p>
          </table:table-cell>
          <table:table-cell table:style-name="ce1" table:formula="of:=([.Z10]+[.AB10])/2" office:value-type="float" office:value="3.7975" calcext:value-type="float">
            <text:p>3,7975</text:p>
          </table:table-cell>
          <table:table-cell table:formula="of:=[.AC10]*1000000/9.666" office:value-type="float" office:value="392871.922201531" calcext:value-type="float">
            <text:p>392871,922201531</text:p>
          </table:table-cell>
          <table:table-cell table:formula="of:=[.X10]/92" office:value-type="float" office:value="1.79347826086957" calcext:value-type="float">
            <text:p>1,7934782609</text:p>
          </table:table-cell>
          <table:table-cell table:formula="of:=[.AD10]*[.AE10]*[.AE10]" office:value-type="float" office:value="1263697.78850859" calcext:value-type="float">
            <text:p>1263697,78850859</text:p>
          </table:table-cell>
          <table:table-cell table:formula="of:=[.AE10]*[.AE10]*[.AE10]" office:value-type="float" office:value="5.76883809690145" calcext:value-type="float">
            <text:p>5,7688380969</text:p>
          </table:table-cell>
        </table:table-row>
        <table:table-row table:style-name="ro1"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65" calcext:value-type="float">
            <text:p>0,465</text:p>
          </table:table-cell>
          <table:table-cell table:formula="of:=[.C11]*9.8" office:value-type="float" office:value="4.557" calcext:value-type="float">
            <text:p>4,557</text:p>
          </table:table-cell>
          <table:table-cell table:style-name="ce2" office:value-type="float" office:value="0.475" calcext:value-type="float">
            <text:p>0,475</text:p>
          </table:table-cell>
          <table:table-cell table:style-name="ce1" table:formula="of:=[.E11]*9.8" office:value-type="float" office:value="4.655" calcext:value-type="float">
            <text:p>4,655</text:p>
          </table:table-cell>
          <table:table-cell table:style-name="ce1" table:formula="of:=([.D11]+[.F11])/2" office:value-type="float" office:value="4.606" calcext:value-type="float">
            <text:p>4,606</text:p>
          </table:table-cell>
          <table:table-cell table:style-name="ce1" table:formula="of:=[.G11]*1000000/9.666" office:value-type="float" office:value="476515.621767018" calcext:value-type="float">
            <text:p>476515,621767018</text:p>
          </table:table-cell>
          <table:table-cell table:style-name="ce1" table:formula="of:=[.B11]/92" office:value-type="float" office:value="1.95652173913043" calcext:value-type="float">
            <text:p>1,9565217391</text:p>
          </table:table-cell>
          <table:table-cell table:formula="of:=[.H11]*[.I11]*[.I11]" office:value-type="float" office:value="1824090.99069605" calcext:value-type="float">
            <text:p>1824090,99069605</text:p>
          </table:table-cell>
          <table:table-cell table:formula="of:=[.I11]*[.I11]*[.I11]" office:value-type="float" office:value="7.48952083504562" calcext:value-type="float">
            <text:p>7,489520835</text:p>
          </table:table-cell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5" calcext:value-type="float">
            <text:p>0,45</text:p>
          </table:table-cell>
          <table:table-cell table:formula="of:=[.N11]*9.8" office:value-type="float" office:value="4.41" calcext:value-type="float">
            <text:p>4,41</text:p>
          </table:table-cell>
          <table:table-cell table:style-name="ce1" office:value-type="float" office:value="0.46" calcext:value-type="float">
            <text:p>0,46</text:p>
          </table:table-cell>
          <table:table-cell table:style-name="ce1" table:formula="of:=[.P11]*9.8" office:value-type="float" office:value="4.508" calcext:value-type="float">
            <text:p>4,508</text:p>
          </table:table-cell>
          <table:table-cell table:style-name="ce1" table:formula="of:=([.O11]+[.Q11])/2" office:value-type="float" office:value="4.459" calcext:value-type="float">
            <text:p>4,459</text:p>
          </table:table-cell>
          <table:table-cell table:formula="of:=[.R11]*1000000/9.666" office:value-type="float" office:value="461307.676391475" calcext:value-type="float">
            <text:p>461307,676391475</text:p>
          </table:table-cell>
          <table:table-cell table:formula="of:=[.M11]/92" office:value-type="float" office:value="1.95652173913043" calcext:value-type="float">
            <text:p>1,9565217391</text:p>
          </table:table-cell>
          <table:table-cell table:formula="of:=[.S11]*[.T11]*[.T11]" office:value-type="float" office:value="1765875.32078022" calcext:value-type="float">
            <text:p>1765875,32078022</text:p>
          </table:table-cell>
          <table:table-cell table:formula="of:=[.T11]*[.T11]*[.T11]" office:value-type="float" office:value="7.48952083504562" calcext:value-type="float">
            <text:p>7,489520835</text:p>
          </table:table-cell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5" calcext:value-type="float">
            <text:p>0,45</text:p>
          </table:table-cell>
          <table:table-cell table:formula="of:=[.Y11]*9.8" office:value-type="float" office:value="4.41" calcext:value-type="float">
            <text:p>4,41</text:p>
          </table:table-cell>
          <table:table-cell table:style-name="ce2" office:value-type="float" office:value="0.445" calcext:value-type="float">
            <text:p>0,445</text:p>
          </table:table-cell>
          <table:table-cell table:style-name="ce1" table:formula="of:=[.AA11]*9.8" office:value-type="float" office:value="4.361" calcext:value-type="float">
            <text:p>4,361</text:p>
          </table:table-cell>
          <table:table-cell table:style-name="ce1" table:formula="of:=([.Z11]+[.AB11])/2" office:value-type="float" office:value="4.3855" calcext:value-type="float">
            <text:p>4,3855</text:p>
          </table:table-cell>
          <table:table-cell table:formula="of:=[.AC11]*1000000/9.666" office:value-type="float" office:value="453703.703703704" calcext:value-type="float">
            <text:p>453703,703703704</text:p>
          </table:table-cell>
          <table:table-cell table:formula="of:=[.X11]/92" office:value-type="float" office:value="1.95652173913043" calcext:value-type="float">
            <text:p>1,9565217391</text:p>
          </table:table-cell>
          <table:table-cell table:formula="of:=[.AD11]*[.AE11]*[.AE11]" office:value-type="float" office:value="1736767.48582231" calcext:value-type="float">
            <text:p>1736767,48582231</text:p>
          </table:table-cell>
          <table:table-cell table:formula="of:=[.AE11]*[.AE11]*[.AE11]" office:value-type="float" office:value="7.48952083504562" calcext:value-type="float">
            <text:p>7,489520835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ajada</text:p>
          </table:table-cell>
          <table:table-cell table:style-name="Default"/>
          <table:table-cell office:value-type="string" calcext:value-type="string">
            <text:p>Subida</text:p>
          </table:table-cell>
          <table:table-cell/>
          <table:table-cell table:style-name="ce1" table:number-columns-repeated="3"/>
          <table:table-cell table:number-columns-repeated="3"/>
          <table:table-cell table:style-name="Default"/>
          <table:table-cell/>
          <table:table-cell table:style-name="Default"/>
          <table:table-cell table:number-columns-repeated="10"/>
          <table:table-cell table:style-name="Default"/>
          <table:table-cell table:style-name="ce1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ratura</text:p>
          </table:table-cell>
          <table:table-cell table:style-name="ce1" office:value-type="float" office:value="42" calcext:value-type="float">
            <text:p>42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number-columns-repeated="2"/>
          <table:table-cell table:style-name="ce1" table:number-columns-repeated="2"/>
          <table:table-cell table:number-columns-repeated="3"/>
          <table:table-cell office:value-type="string" calcext:value-type="string">
            <text:p>Temperatura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Temperatura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r*Sigma2</text:p>
          </table:table-cell>
          <table:table-cell table:style-name="Default" office:value-type="string" calcext:value-type="string">
            <text:p>Sigam3</text:p>
          </table:table-cell>
          <table:table-cell/>
          <table:table-cell office:value-type="string" calcext:value-type="string">
            <text:p>Longitud</text:p>
          </table:table-cell>
          <table:table-cell table:style-name="ce1" office:value-type="string" calcext:value-type="string">
            <text:p>Fuerza</text:p>
          </table:table-cell>
          <table:table-cell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r*Sigma2</text:p>
          </table:table-cell>
          <table:table-cell office:value-type="string" calcext:value-type="string">
            <text:p>Sigam3</text:p>
          </table:table-cell>
        </table:table-row>
        <table:table-row table:style-name="ro1">
          <table:table-cell/>
          <table:table-cell table:formula="of:=180-75" office:value-type="float" office:value="105" calcext:value-type="float">
            <text:p>105</text:p>
          </table:table-cell>
          <table:table-cell table:style-name="ce2" office:value-type="float" office:value="0.06" calcext:value-type="float">
            <text:p>0,06</text:p>
          </table:table-cell>
          <table:table-cell table:formula="of:=[.C17]*9.8" office:value-type="float" office:value="0.588" calcext:value-type="float">
            <text:p>0,588</text:p>
          </table:table-cell>
          <table:table-cell table:style-name="ce2" office:value-type="float" office:value="0.06" calcext:value-type="float">
            <text:p>0,06</text:p>
          </table:table-cell>
          <table:table-cell table:style-name="ce1" table:formula="of:=[.E17]*9.8" office:value-type="float" office:value="0.588" calcext:value-type="float">
            <text:p>0,588</text:p>
          </table:table-cell>
          <table:table-cell table:style-name="ce1" table:formula="of:=([.D17]+[.F17])/2" office:value-type="float" office:value="0.588" calcext:value-type="float">
            <text:p>0,588</text:p>
          </table:table-cell>
          <table:table-cell table:style-name="ce2" table:formula="of:=[.G17]*1000000/9.666" office:value-type="float" office:value="60831.7815021726" calcext:value-type="float">
            <text:p>60831,7815021726</text:p>
          </table:table-cell>
          <table:table-cell table:style-name="ce2" table:formula="of:=[.B17]/92" office:value-type="float" office:value="1.14130434782609" calcext:value-type="float">
            <text:p>1,1413043478</text:p>
          </table:table-cell>
          <table:table-cell table:formula="of:=[.H17]*[.I17]*[.I17]" office:value-type="float" office:value="79237.9951632151" calcext:value-type="float">
            <text:p>79237,9951632151</text:p>
          </table:table-cell>
          <table:table-cell table:formula="of:=[.I17]*[.I17]*[.I17]" office:value-type="float" office:value="1.48663521204898" calcext:value-type="float">
            <text:p>1,486635212</text:p>
          </table:table-cell>
          <table:table-cell/>
          <table:table-cell table:formula="of:=180-75" office:value-type="float" office:value="105" calcext:value-type="float">
            <text:p>105</text:p>
          </table:table-cell>
          <table:table-cell table:style-name="ce1" office:value-type="float" office:value="0.05" calcext:value-type="float">
            <text:p>0,05</text:p>
          </table:table-cell>
          <table:table-cell table:formula="of:=[.N17]*9.8" office:value-type="float" office:value="0.49" calcext:value-type="float">
            <text:p>0,49</text:p>
          </table:table-cell>
          <table:table-cell table:style-name="ce1" office:value-type="float" office:value="0.05" calcext:value-type="float">
            <text:p>0,05</text:p>
          </table:table-cell>
          <table:table-cell table:style-name="ce2" table:formula="of:=[.P17]*9.8" office:value-type="float" office:value="0.49" calcext:value-type="float">
            <text:p>0,49</text:p>
          </table:table-cell>
          <table:table-cell table:style-name="ce1" table:formula="of:=([.O17]+[.Q17])/2" office:value-type="float" office:value="0.49" calcext:value-type="float">
            <text:p>0,49</text:p>
          </table:table-cell>
          <table:table-cell table:formula="of:=[.R17]*1000000/9.666" office:value-type="float" office:value="50693.1512518105" calcext:value-type="float">
            <text:p>50693,1512518105</text:p>
          </table:table-cell>
          <table:table-cell table:formula="of:=[.M17]/92" office:value-type="float" office:value="1.14130434782609" calcext:value-type="float">
            <text:p>1,1413043478</text:p>
          </table:table-cell>
          <table:table-cell table:formula="of:=[.S17]*[.T17]*[.T17]" office:value-type="float" office:value="66031.6626360126" calcext:value-type="float">
            <text:p>66031,6626360126</text:p>
          </table:table-cell>
          <table:table-cell table:formula="of:=[.T17]*[.T17]*[.T17]" office:value-type="float" office:value="1.48663521204898" calcext:value-type="float">
            <text:p>1,486635212</text:p>
          </table:table-cell>
          <table:table-cell/>
          <table:table-cell table:formula="of:=180-75" office:value-type="float" office:value="105" calcext:value-type="float">
            <text:p>105</text:p>
          </table:table-cell>
          <table:table-cell table:style-name="ce1" office:value-type="float" office:value="0.045" calcext:value-type="float">
            <text:p>0,045</text:p>
          </table:table-cell>
          <table:table-cell table:formula="of:=[.Y17]*9.8" office:value-type="float" office:value="0.441" calcext:value-type="float">
            <text:p>0,441</text:p>
          </table:table-cell>
          <table:table-cell table:style-name="ce2" office:value-type="float" office:value="0.045" calcext:value-type="float">
            <text:p>0,045</text:p>
          </table:table-cell>
          <table:table-cell table:style-name="ce2" table:formula="of:=[.AA17]*9.8" office:value-type="float" office:value="0.441" calcext:value-type="float">
            <text:p>0,441</text:p>
          </table:table-cell>
          <table:table-cell table:style-name="ce1" table:formula="of:=([.Z17]+[.AB17])/2" office:value-type="float" office:value="0.441" calcext:value-type="float">
            <text:p>0,441</text:p>
          </table:table-cell>
          <table:table-cell table:formula="of:=[.AC17]*1000000/9.666" office:value-type="float" office:value="45623.8361266294" calcext:value-type="float">
            <text:p>45623,8361266294</text:p>
          </table:table-cell>
          <table:table-cell table:formula="of:=[.X17]/92" office:value-type="float" office:value="1.14130434782609" calcext:value-type="float">
            <text:p>1,1413043478</text:p>
          </table:table-cell>
          <table:table-cell table:formula="of:=[.AD17]*[.AE17]*[.AE17]" office:value-type="float" office:value="59428.4963724113" calcext:value-type="float">
            <text:p>59428,4963724113</text:p>
          </table:table-cell>
          <table:table-cell table:formula="of:=[.AE17]*[.AE17]*[.AE17]" office:value-type="float" office:value="1.48663521204898" calcext:value-type="float">
            <text:p>1,486635212</text:p>
          </table:table-cell>
        </table:table-row>
        <table:table-row table:style-name="ro1">
          <table:table-cell/>
          <table:table-cell table:formula="of:=180-60" office:value-type="float" office:value="120" calcext:value-type="float">
            <text:p>120</text:p>
          </table:table-cell>
          <table:table-cell table:style-name="ce2" office:value-type="float" office:value="0.155" calcext:value-type="float">
            <text:p>0,155</text:p>
          </table:table-cell>
          <table:table-cell table:formula="of:=[.C18]*9.8" office:value-type="float" office:value="1.519" calcext:value-type="float">
            <text:p>1,519</text:p>
          </table:table-cell>
          <table:table-cell table:style-name="ce1" office:value-type="float" office:value="0.175" calcext:value-type="float">
            <text:p>0,175</text:p>
          </table:table-cell>
          <table:table-cell table:style-name="ce1" table:formula="of:=[.E18]*9.8" office:value-type="float" office:value="1.715" calcext:value-type="float">
            <text:p>1,715</text:p>
          </table:table-cell>
          <table:table-cell table:style-name="ce1" table:formula="of:=([.D18]+[.F18])/2" office:value-type="float" office:value="1.617" calcext:value-type="float">
            <text:p>1,617</text:p>
          </table:table-cell>
          <table:table-cell table:style-name="ce2" table:formula="of:=[.G18]*1000000/9.666" office:value-type="float" office:value="167287.399130975" calcext:value-type="float">
            <text:p>167287,399130975</text:p>
          </table:table-cell>
          <table:table-cell table:style-name="ce2" table:formula="of:=[.B18]/92" office:value-type="float" office:value="1.30434782608696" calcext:value-type="float">
            <text:p>1,3043478261</text:p>
          </table:table-cell>
          <table:table-cell table:formula="of:=[.H18]*[.I18]*[.I18]" office:value-type="float" office:value="284609.941810732" calcext:value-type="float">
            <text:p>284609,941810732</text:p>
          </table:table-cell>
          <table:table-cell table:formula="of:=[.I18]*[.I18]*[.I18]" office:value-type="float" office:value="2.21911728445796" calcext:value-type="float">
            <text:p>2,2191172845</text:p>
          </table:table-cell>
          <table:table-cell/>
          <table:table-cell table:formula="of:=180-60" office:value-type="float" office:value="120" calcext:value-type="float">
            <text:p>120</text:p>
          </table:table-cell>
          <table:table-cell table:style-name="ce1" office:value-type="float" office:value="0.15" calcext:value-type="float">
            <text:p>0,15</text:p>
          </table:table-cell>
          <table:table-cell table:formula="of:=[.N18]*9.8" office:value-type="float" office:value="1.47" calcext:value-type="float">
            <text:p>1,47</text:p>
          </table:table-cell>
          <table:table-cell table:style-name="ce1" office:value-type="float" office:value="0.16" calcext:value-type="float">
            <text:p>0,16</text:p>
          </table:table-cell>
          <table:table-cell table:style-name="ce2" table:formula="of:=[.P18]*9.8" office:value-type="float" office:value="1.568" calcext:value-type="float">
            <text:p>1,568</text:p>
          </table:table-cell>
          <table:table-cell table:style-name="ce1" table:formula="of:=([.O18]+[.Q18])/2" office:value-type="float" office:value="1.519" calcext:value-type="float">
            <text:p>1,519</text:p>
          </table:table-cell>
          <table:table-cell table:formula="of:=[.R18]*1000000/9.666" office:value-type="float" office:value="157148.768880612" calcext:value-type="float">
            <text:p>157148,768880612</text:p>
          </table:table-cell>
          <table:table-cell table:formula="of:=[.M18]/92" office:value-type="float" office:value="1.30434782608696" calcext:value-type="float">
            <text:p>1,3043478261</text:p>
          </table:table-cell>
          <table:table-cell table:formula="of:=[.S18]*[.T18]*[.T18]" office:value-type="float" office:value="267360.854428263" calcext:value-type="float">
            <text:p>267360,854428263</text:p>
          </table:table-cell>
          <table:table-cell table:formula="of:=[.T18]*[.T18]*[.T18]" office:value-type="float" office:value="2.21911728445796" calcext:value-type="float">
            <text:p>2,2191172845</text:p>
          </table:table-cell>
          <table:table-cell/>
          <table:table-cell table:formula="of:=180-60" office:value-type="float" office:value="120" calcext:value-type="float">
            <text:p>120</text:p>
          </table:table-cell>
          <table:table-cell table:style-name="ce2" office:value-type="float" office:value="0.135" calcext:value-type="float">
            <text:p>0,135</text:p>
          </table:table-cell>
          <table:table-cell table:formula="of:=[.Y18]*9.8" office:value-type="float" office:value="1.323" calcext:value-type="float">
            <text:p>1,323</text:p>
          </table:table-cell>
          <table:table-cell table:style-name="ce2" office:value-type="float" office:value="0.155" calcext:value-type="float">
            <text:p>0,155</text:p>
          </table:table-cell>
          <table:table-cell table:style-name="ce2" table:formula="of:=[.AA18]*9.8" office:value-type="float" office:value="1.519" calcext:value-type="float">
            <text:p>1,519</text:p>
          </table:table-cell>
          <table:table-cell table:style-name="ce1" table:formula="of:=([.Z18]+[.AB18])/2" office:value-type="float" office:value="1.421" calcext:value-type="float">
            <text:p>1,421</text:p>
          </table:table-cell>
          <table:table-cell table:formula="of:=[.AC18]*1000000/9.666" office:value-type="float" office:value="147010.13863025" calcext:value-type="float">
            <text:p>147010,13863025</text:p>
          </table:table-cell>
          <table:table-cell table:formula="of:=[.X18]/92" office:value-type="float" office:value="1.30434782608696" calcext:value-type="float">
            <text:p>1,3043478261</text:p>
          </table:table-cell>
          <table:table-cell table:formula="of:=[.AD18]*[.AE18]*[.AE18]" office:value-type="float" office:value="250111.767045795" calcext:value-type="float">
            <text:p>250111,767045795</text:p>
          </table:table-cell>
          <table:table-cell table:formula="of:=[.AE18]*[.AE18]*[.AE18]" office:value-type="float" office:value="2.21911728445796" calcext:value-type="float">
            <text:p>2,2191172845</text:p>
          </table:table-cell>
        </table:table-row>
        <table:table-row table:style-name="ro1">
          <table:table-cell/>
          <table:table-cell table:formula="of:=180-45" office:value-type="float" office:value="135" calcext:value-type="float">
            <text:p>135</text:p>
          </table:table-cell>
          <table:table-cell table:style-name="ce2" office:value-type="float" office:value="0.235" calcext:value-type="float">
            <text:p>0,235</text:p>
          </table:table-cell>
          <table:table-cell table:formula="of:=[.C19]*9.8" office:value-type="float" office:value="2.303" calcext:value-type="float">
            <text:p>2,303</text:p>
          </table:table-cell>
          <table:table-cell table:style-name="ce2" office:value-type="float" office:value="0.255" calcext:value-type="float">
            <text:p>0,255</text:p>
          </table:table-cell>
          <table:table-cell table:style-name="ce1" table:formula="of:=[.E19]*9.8" office:value-type="float" office:value="2.499" calcext:value-type="float">
            <text:p>2,499</text:p>
          </table:table-cell>
          <table:table-cell table:style-name="ce1" table:formula="of:=([.D19]+[.F19])/2" office:value-type="float" office:value="2.401" calcext:value-type="float">
            <text:p>2,401</text:p>
          </table:table-cell>
          <table:table-cell table:style-name="ce2" table:formula="of:=[.G19]*1000000/9.666" office:value-type="float" office:value="248396.441133871" calcext:value-type="float">
            <text:p>248396,441133871</text:p>
          </table:table-cell>
          <table:table-cell table:style-name="ce2" table:formula="of:=[.B19]/92" office:value-type="float" office:value="1.46739130434783" calcext:value-type="float">
            <text:p>1,4673913043</text:p>
          </table:table-cell>
          <table:table-cell table:formula="of:=[.H19]*[.I19]*[.I19]" office:value-type="float" office:value="534856.467351702" calcext:value-type="float">
            <text:p>534856,467351702</text:p>
          </table:table-cell>
          <table:table-cell table:formula="of:=[.I19]*[.I19]*[.I19]" office:value-type="float" office:value="3.15964160228487" calcext:value-type="float">
            <text:p>3,1596416023</text:p>
          </table:table-cell>
          <table:table-cell/>
          <table:table-cell table:formula="of:=180-45" office:value-type="float" office:value="135" calcext:value-type="float">
            <text:p>135</text:p>
          </table:table-cell>
          <table:table-cell table:style-name="ce1" office:value-type="float" office:value="0.235" calcext:value-type="float">
            <text:p>0,235</text:p>
          </table:table-cell>
          <table:table-cell table:formula="of:=[.N19]*9.8" office:value-type="float" office:value="2.303" calcext:value-type="float">
            <text:p>2,303</text:p>
          </table:table-cell>
          <table:table-cell table:style-name="ce1" office:value-type="float" office:value="0.25" calcext:value-type="float">
            <text:p>0,25</text:p>
          </table:table-cell>
          <table:table-cell table:style-name="ce2" table:formula="of:=[.P19]*9.8" office:value-type="float" office:value="2.45" calcext:value-type="float">
            <text:p>2,45</text:p>
          </table:table-cell>
          <table:table-cell table:style-name="ce1" table:formula="of:=([.O19]+[.Q19])/2" office:value-type="float" office:value="2.3765" calcext:value-type="float">
            <text:p>2,3765</text:p>
          </table:table-cell>
          <table:table-cell table:formula="of:=[.R19]*1000000/9.666" office:value-type="float" office:value="245861.783571281" calcext:value-type="float">
            <text:p>245861,783571281</text:p>
          </table:table-cell>
          <table:table-cell table:formula="of:=[.M19]/92" office:value-type="float" office:value="1.46739130434783" calcext:value-type="float">
            <text:p>1,4673913043</text:p>
          </table:table-cell>
          <table:table-cell table:formula="of:=[.S19]*[.T19]*[.T19]" office:value-type="float" office:value="529398.748297093" calcext:value-type="float">
            <text:p>529398,748297093</text:p>
          </table:table-cell>
          <table:table-cell table:formula="of:=[.T19]*[.T19]*[.T19]" office:value-type="float" office:value="3.15964160228487" calcext:value-type="float">
            <text:p>3,1596416023</text:p>
          </table:table-cell>
          <table:table-cell/>
          <table:table-cell table:formula="of:=180-45" office:value-type="float" office:value="135" calcext:value-type="float">
            <text:p>135</text:p>
          </table:table-cell>
          <table:table-cell table:style-name="ce1" office:value-type="float" office:value="0.225" calcext:value-type="float">
            <text:p>0,225</text:p>
          </table:table-cell>
          <table:table-cell table:formula="of:=[.Y19]*9.8" office:value-type="float" office:value="2.205" calcext:value-type="float">
            <text:p>2,205</text:p>
          </table:table-cell>
          <table:table-cell table:style-name="ce1" office:value-type="float" office:value="0.24" calcext:value-type="float">
            <text:p>0,24</text:p>
          </table:table-cell>
          <table:table-cell table:style-name="ce2" table:formula="of:=[.AA19]*9.8" office:value-type="float" office:value="2.352" calcext:value-type="float">
            <text:p>2,352</text:p>
          </table:table-cell>
          <table:table-cell table:style-name="ce1" table:formula="of:=([.Z19]+[.AB19])/2" office:value-type="float" office:value="2.2785" calcext:value-type="float">
            <text:p>2,2785</text:p>
          </table:table-cell>
          <table:table-cell table:formula="of:=[.AC19]*1000000/9.666" office:value-type="float" office:value="235723.153320919" calcext:value-type="float">
            <text:p>235723,153320919</text:p>
          </table:table-cell>
          <table:table-cell table:formula="of:=[.X19]/92" office:value-type="float" office:value="1.46739130434783" calcext:value-type="float">
            <text:p>1,4673913043</text:p>
          </table:table-cell>
          <table:table-cell table:formula="of:=[.AD19]*[.AE19]*[.AE19]" office:value-type="float" office:value="507567.872078656" calcext:value-type="float">
            <text:p>507567,872078656</text:p>
          </table:table-cell>
          <table:table-cell table:formula="of:=[.AE19]*[.AE19]*[.AE19]" office:value-type="float" office:value="3.15964160228487" calcext:value-type="float">
            <text:p>3,1596416023</text:p>
          </table:table-cell>
        </table:table-row>
        <table:table-row table:style-name="ro1">
          <table:table-cell/>
          <table:table-cell table:formula="of:=180-30" office:value-type="float" office:value="150" calcext:value-type="float">
            <text:p>150</text:p>
          </table:table-cell>
          <table:table-cell table:style-name="ce1" office:value-type="float" office:value="0.305" calcext:value-type="float">
            <text:p>0,305</text:p>
          </table:table-cell>
          <table:table-cell table:formula="of:=[.C20]*9.8" office:value-type="float" office:value="2.989" calcext:value-type="float">
            <text:p>2,989</text:p>
          </table:table-cell>
          <table:table-cell table:style-name="ce2" office:value-type="float" office:value="0.325" calcext:value-type="float">
            <text:p>0,325</text:p>
          </table:table-cell>
          <table:table-cell table:style-name="ce1" table:formula="of:=[.E20]*9.8" office:value-type="float" office:value="3.185" calcext:value-type="float">
            <text:p>3,185</text:p>
          </table:table-cell>
          <table:table-cell table:style-name="ce1" table:formula="of:=([.D20]+[.F20])/2" office:value-type="float" office:value="3.087" calcext:value-type="float">
            <text:p>3,087</text:p>
          </table:table-cell>
          <table:table-cell table:style-name="ce2" table:formula="of:=[.G20]*1000000/9.666" office:value-type="float" office:value="319366.852886406" calcext:value-type="float">
            <text:p>319366,852886406</text:p>
          </table:table-cell>
          <table:table-cell table:style-name="ce2" table:formula="of:=[.B20]/92" office:value-type="float" office:value="1.6304347826087" calcext:value-type="float">
            <text:p>1,6304347826</text:p>
          </table:table-cell>
          <table:table-cell table:formula="of:=[.H20]*[.I20]*[.I20]" office:value-type="float" office:value="848978.519605876" calcext:value-type="float">
            <text:p>848978,519605876</text:p>
          </table:table-cell>
          <table:table-cell table:formula="of:=[.I20]*[.I20]*[.I20]" office:value-type="float" office:value="4.33421344620695" calcext:value-type="float">
            <text:p>4,3342134462</text:p>
          </table:table-cell>
          <table:table-cell/>
          <table:table-cell table:formula="of:=180-30" office:value-type="float" office:value="150" calcext:value-type="float">
            <text:p>150</text:p>
          </table:table-cell>
          <table:table-cell table:style-name="ce1" office:value-type="float" office:value="0.3" calcext:value-type="float">
            <text:p>0,3</text:p>
          </table:table-cell>
          <table:table-cell table:formula="of:=[.N20]*9.8" office:value-type="float" office:value="2.94" calcext:value-type="float">
            <text:p>2,94</text:p>
          </table:table-cell>
          <table:table-cell table:style-name="ce1" office:value-type="float" office:value="0.315" calcext:value-type="float">
            <text:p>0,315</text:p>
          </table:table-cell>
          <table:table-cell table:style-name="ce2" table:formula="of:=[.P20]*9.8" office:value-type="float" office:value="3.087" calcext:value-type="float">
            <text:p>3,087</text:p>
          </table:table-cell>
          <table:table-cell table:style-name="ce1" table:formula="of:=([.O20]+[.Q20])/2" office:value-type="float" office:value="3.0135" calcext:value-type="float">
            <text:p>3,0135</text:p>
          </table:table-cell>
          <table:table-cell table:formula="of:=[.R20]*1000000/9.666" office:value-type="float" office:value="311762.880198634" calcext:value-type="float">
            <text:p>311762,880198634</text:p>
          </table:table-cell>
          <table:table-cell table:formula="of:=[.M20]/92" office:value-type="float" office:value="1.6304347826087" calcext:value-type="float">
            <text:p>1,6304347826</text:p>
          </table:table-cell>
          <table:table-cell table:formula="of:=[.S20]*[.T20]*[.T20]" office:value-type="float" office:value="828764.745329546" calcext:value-type="float">
            <text:p>828764,745329546</text:p>
          </table:table-cell>
          <table:table-cell table:formula="of:=[.T20]*[.T20]*[.T20]" office:value-type="float" office:value="4.33421344620695" calcext:value-type="float">
            <text:p>4,3342134462</text:p>
          </table:table-cell>
          <table:table-cell/>
          <table:table-cell table:formula="of:=180-30" office:value-type="float" office:value="150" calcext:value-type="float">
            <text:p>150</text:p>
          </table:table-cell>
          <table:table-cell table:style-name="ce2" office:value-type="float" office:value="0.29" calcext:value-type="float">
            <text:p>0,29</text:p>
          </table:table-cell>
          <table:table-cell table:formula="of:=[.Y20]*9.8" office:value-type="float" office:value="2.842" calcext:value-type="float">
            <text:p>2,842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table:formula="of:=[.AA20]*9.8" office:value-type="float" office:value="3.038" calcext:value-type="float">
            <text:p>3,038</text:p>
          </table:table-cell>
          <table:table-cell table:style-name="ce1" table:formula="of:=([.Z20]+[.AB20])/2" office:value-type="float" office:value="2.94" calcext:value-type="float">
            <text:p>2,94</text:p>
          </table:table-cell>
          <table:table-cell table:formula="of:=[.AC20]*1000000/9.666" office:value-type="float" office:value="304158.907510863" calcext:value-type="float">
            <text:p>304158,907510863</text:p>
          </table:table-cell>
          <table:table-cell table:formula="of:=[.X20]/92" office:value-type="float" office:value="1.6304347826087" calcext:value-type="float">
            <text:p>1,6304347826</text:p>
          </table:table-cell>
          <table:table-cell table:formula="of:=[.AD20]*[.AE20]*[.AE20]" office:value-type="float" office:value="808550.971053215" calcext:value-type="float">
            <text:p>808550,971053215</text:p>
          </table:table-cell>
          <table:table-cell table:formula="of:=[.AE20]*[.AE20]*[.AE20]" office:value-type="float" office:value="4.33421344620695" calcext:value-type="float">
            <text:p>4,3342134462</text:p>
          </table:table-cell>
        </table:table-row>
        <table:table-row table:style-name="ro1">
          <table:table-cell/>
          <table:table-cell table:formula="of:=180-15" office:value-type="float" office:value="165" calcext:value-type="float">
            <text:p>165</text:p>
          </table:table-cell>
          <table:table-cell table:style-name="ce2" office:value-type="float" office:value="0.365" calcext:value-type="float">
            <text:p>0,365</text:p>
          </table:table-cell>
          <table:table-cell table:formula="of:=[.C21]*9.8" office:value-type="float" office:value="3.577" calcext:value-type="float">
            <text:p>3,577</text:p>
          </table:table-cell>
          <table:table-cell table:style-name="ce1" office:value-type="float" office:value="0.38" calcext:value-type="float">
            <text:p>0,38</text:p>
          </table:table-cell>
          <table:table-cell table:style-name="ce1" table:formula="of:=[.E21]*9.8" office:value-type="float" office:value="3.724" calcext:value-type="float">
            <text:p>3,724</text:p>
          </table:table-cell>
          <table:table-cell table:style-name="ce1" table:formula="of:=([.D21]+[.F21])/2" office:value-type="float" office:value="3.6505" calcext:value-type="float">
            <text:p>3,6505</text:p>
          </table:table-cell>
          <table:table-cell table:style-name="ce2" table:formula="of:=[.G21]*1000000/9.666" office:value-type="float" office:value="377663.976825988" calcext:value-type="float">
            <text:p>377663,976825988</text:p>
          </table:table-cell>
          <table:table-cell table:style-name="ce2" table:formula="of:=[.B21]/92" office:value-type="float" office:value="1.79347826086957" calcext:value-type="float">
            <text:p>1,7934782609</text:p>
          </table:table-cell>
          <table:table-cell table:formula="of:=[.H21]*[.I21]*[.I21]" office:value-type="float" office:value="1214780.45475987" calcext:value-type="float">
            <text:p>1214780,45475987</text:p>
          </table:table-cell>
          <table:table-cell table:formula="of:=[.I21]*[.I21]*[.I21]" office:value-type="float" office:value="5.76883809690145" calcext:value-type="float">
            <text:p>5,7688380969</text:p>
          </table:table-cell>
          <table:table-cell/>
          <table:table-cell table:formula="of:=180-15" office:value-type="float" office:value="165" calcext:value-type="float">
            <text:p>165</text:p>
          </table:table-cell>
          <table:table-cell table:style-name="ce1" office:value-type="float" office:value="0.355" calcext:value-type="float">
            <text:p>0,355</text:p>
          </table:table-cell>
          <table:table-cell table:formula="of:=[.N21]*9.8" office:value-type="float" office:value="3.479" calcext:value-type="float">
            <text:p>3,479</text:p>
          </table:table-cell>
          <table:table-cell table:style-name="ce1" office:value-type="float" office:value="0.375" calcext:value-type="float">
            <text:p>0,375</text:p>
          </table:table-cell>
          <table:table-cell table:style-name="ce2" table:formula="of:=[.P21]*9.8" office:value-type="float" office:value="3.675" calcext:value-type="float">
            <text:p>3,675</text:p>
          </table:table-cell>
          <table:table-cell table:style-name="ce1" table:formula="of:=([.O21]+[.Q21])/2" office:value-type="float" office:value="3.577" calcext:value-type="float">
            <text:p>3,577</text:p>
          </table:table-cell>
          <table:table-cell table:formula="of:=[.R21]*1000000/9.666" office:value-type="float" office:value="370060.004138216" calcext:value-type="float">
            <text:p>370060,004138216</text:p>
          </table:table-cell>
          <table:table-cell table:formula="of:=[.M21]/92" office:value-type="float" office:value="1.79347826086957" calcext:value-type="float">
            <text:p>1,7934782609</text:p>
          </table:table-cell>
          <table:table-cell table:formula="of:=[.S21]*[.T21]*[.T21]" office:value-type="float" office:value="1190321.78788551" calcext:value-type="float">
            <text:p>1190321,78788551</text:p>
          </table:table-cell>
          <table:table-cell table:formula="of:=[.T21]*[.T21]*[.T21]" office:value-type="float" office:value="5.76883809690145" calcext:value-type="float">
            <text:p>5,7688380969</text:p>
          </table:table-cell>
          <table:table-cell/>
          <table:table-cell table:formula="of:=180-15" office:value-type="float" office:value="165" calcext:value-type="float">
            <text:p>165</text:p>
          </table:table-cell>
          <table:table-cell table:style-name="ce2" office:value-type="float" office:value="0.35" calcext:value-type="float">
            <text:p>0,35</text:p>
          </table:table-cell>
          <table:table-cell table:formula="of:=[.Y21]*9.8" office:value-type="float" office:value="3.43" calcext:value-type="float">
            <text:p>3,43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table:formula="of:=[.AA21]*9.8" office:value-type="float" office:value="3.626" calcext:value-type="float">
            <text:p>3,626</text:p>
          </table:table-cell>
          <table:table-cell table:style-name="ce1" table:formula="of:=([.Z21]+[.AB21])/2" office:value-type="float" office:value="3.528" calcext:value-type="float">
            <text:p>3,528</text:p>
          </table:table-cell>
          <table:table-cell table:formula="of:=[.AC21]*1000000/9.666" office:value-type="float" office:value="364990.689013035" calcext:value-type="float">
            <text:p>364990,689013035</text:p>
          </table:table-cell>
          <table:table-cell table:formula="of:=[.X21]/92" office:value-type="float" office:value="1.79347826086957" calcext:value-type="float">
            <text:p>1,7934782609</text:p>
          </table:table-cell>
          <table:table-cell table:formula="of:=[.AD21]*[.AE21]*[.AE21]" office:value-type="float" office:value="1174016.00996927" calcext:value-type="float">
            <text:p>1174016,00996927</text:p>
          </table:table-cell>
          <table:table-cell table:formula="of:=[.AE21]*[.AE21]*[.AE21]" office:value-type="float" office:value="5.76883809690145" calcext:value-type="float">
            <text:p>5,7688380969</text:p>
          </table:table-cell>
        </table:table-row>
        <table:table-row table:style-name="ro1"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35" calcext:value-type="float">
            <text:p>0,435</text:p>
          </table:table-cell>
          <table:table-cell table:formula="of:=[.C22]*9.8" office:value-type="float" office:value="4.263" calcext:value-type="float">
            <text:p>4,263</text:p>
          </table:table-cell>
          <table:table-cell table:style-name="ce2" office:value-type="float" office:value="0.43" calcext:value-type="float">
            <text:p>0,43</text:p>
          </table:table-cell>
          <table:table-cell table:style-name="ce1" table:formula="of:=[.E22]*9.8" office:value-type="float" office:value="4.214" calcext:value-type="float">
            <text:p>4,214</text:p>
          </table:table-cell>
          <table:table-cell table:style-name="ce1" table:formula="of:=([.D22]+[.F22])/2" office:value-type="float" office:value="4.2385" calcext:value-type="float">
            <text:p>4,2385</text:p>
          </table:table-cell>
          <table:table-cell table:style-name="ce2" table:formula="of:=[.G22]*1000000/9.666" office:value-type="float" office:value="438495.758328161" calcext:value-type="float">
            <text:p>438495,758328161</text:p>
          </table:table-cell>
          <table:table-cell table:style-name="ce2" table:formula="of:=[.B22]/92" office:value-type="float" office:value="1.95652173913043" calcext:value-type="float">
            <text:p>1,9565217391</text:p>
          </table:table-cell>
          <table:table-cell table:formula="of:=[.H22]*[.I22]*[.I22]" office:value-type="float" office:value="1678551.81590647" calcext:value-type="float">
            <text:p>1678551,81590647</text:p>
          </table:table-cell>
          <table:table-cell table:formula="of:=[.I22]*[.I22]*[.I22]" office:value-type="float" office:value="7.48952083504562" calcext:value-type="float">
            <text:p>7,489520835</text:p>
          </table:table-cell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25" calcext:value-type="float">
            <text:p>0,425</text:p>
          </table:table-cell>
          <table:table-cell table:formula="of:=[.N22]*9.8" office:value-type="float" office:value="4.165" calcext:value-type="float">
            <text:p>4,165</text:p>
          </table:table-cell>
          <table:table-cell table:style-name="ce1" office:value-type="float" office:value="0.43" calcext:value-type="float">
            <text:p>0,43</text:p>
          </table:table-cell>
          <table:table-cell table:style-name="ce2" table:formula="of:=[.P22]*9.8" office:value-type="float" office:value="4.214" calcext:value-type="float">
            <text:p>4,214</text:p>
          </table:table-cell>
          <table:table-cell table:style-name="ce1" table:formula="of:=([.O22]+[.Q22])/2" office:value-type="float" office:value="4.1895" calcext:value-type="float">
            <text:p>4,1895</text:p>
          </table:table-cell>
          <table:table-cell table:formula="of:=[.R22]*1000000/9.666" office:value-type="float" office:value="433426.44320298" calcext:value-type="float">
            <text:p>433426,44320298</text:p>
          </table:table-cell>
          <table:table-cell table:formula="of:=[.M22]/92" office:value-type="float" office:value="1.95652173913043" calcext:value-type="float">
            <text:p>1,9565217391</text:p>
          </table:table-cell>
          <table:table-cell table:formula="of:=[.S22]*[.T22]*[.T22]" office:value-type="float" office:value="1659146.5926012" calcext:value-type="float">
            <text:p>1659146,5926012</text:p>
          </table:table-cell>
          <table:table-cell table:formula="of:=[.T22]*[.T22]*[.T22]" office:value-type="float" office:value="7.48952083504562" calcext:value-type="float">
            <text:p>7,489520835</text:p>
          </table:table-cell>
          <table:table-cell/>
          <table:table-cell table:formula="of:=180" office:value-type="float" office:value="180" calcext:value-type="float">
            <text:p>180</text:p>
          </table:table-cell>
          <table:table-cell table:style-name="ce1" office:value-type="float" office:value="0.415" calcext:value-type="float">
            <text:p>0,415</text:p>
          </table:table-cell>
          <table:table-cell table:formula="of:=[.Y22]*9.8" office:value-type="float" office:value="4.067" calcext:value-type="float">
            <text:p>4,067</text:p>
          </table:table-cell>
          <table:table-cell table:style-name="ce1" office:value-type="float" office:value="0.42" calcext:value-type="float">
            <text:p>0,42</text:p>
          </table:table-cell>
          <table:table-cell table:style-name="ce2" table:formula="of:=[.AA22]*9.8" office:value-type="float" office:value="4.116" calcext:value-type="float">
            <text:p>4,116</text:p>
          </table:table-cell>
          <table:table-cell table:style-name="ce1" table:formula="of:=([.Z22]+[.AB22])/2" office:value-type="float" office:value="4.0915" calcext:value-type="float">
            <text:p>4,0915</text:p>
          </table:table-cell>
          <table:table-cell table:formula="of:=[.AC22]*1000000/9.666" office:value-type="float" office:value="423287.812952618" calcext:value-type="float">
            <text:p>423287,812952618</text:p>
          </table:table-cell>
          <table:table-cell table:formula="of:=[.X22]/92" office:value-type="float" office:value="1.95652173913043" calcext:value-type="float">
            <text:p>1,9565217391</text:p>
          </table:table-cell>
          <table:table-cell table:formula="of:=[.AD22]*[.AE22]*[.AE22]" office:value-type="float" office:value="1620336.14599064" calcext:value-type="float">
            <text:p>1620336,14599064</text:p>
          </table:table-cell>
          <table:table-cell table:formula="of:=[.AE22]*[.AE22]*[.AE22]" office:value-type="float" office:value="7.48952083504562" calcext:value-type="float">
            <text:p>7,4895208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style-name="ce2"/>
          <table:table-cell table:number-columns-repeated="2"/>
          <table:table-cell table:style-name="Default" table:number-columns-repeated="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L0</text:p>
          </table:table-cell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mm</text:p>
          </table:table-cell>
          <table:table-cell/>
          <table:table-cell office:value-type="string" calcext:value-type="string">
            <text:p>Ltot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1</text:p>
          </table:table-cell>
          <table:table-cell office:value-type="string" calcext:value-type="string">
            <text:p>5,72/4</text:p>
          </table:table-cell>
          <table:table-cell table:style-name="Default" office:value-type="string" calcext:value-type="string">
            <text:p>mm</text:p>
          </table:table-cell>
          <table:table-cell/>
          <table:table-cell office:value-type="string" calcext:value-type="string">
            <text:p>Delt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m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2</text:p>
          </table:table-cell>
          <table:table-cell office:value-type="string" calcext:value-type="string">
            <text:p>3,38/2</text:p>
          </table:table-cell>
          <table:table-cell table:style-name="Default" office:value-type="string" calcext:value-type="string">
            <text:p>mm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" table:number-columns-repeated="2"/>
          <table:table-cell table:number-columns-repeated="2"/>
          <table:table-cell table:style-name="ce1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rea</text:p>
          </table:table-cell>
          <table:table-cell table:formula="of:=4*((5.72/4)*(3.38/2))/1000000" office:value-type="float" office:value="0.0000096668" calcext:value-type="float">
            <text:p>9,6668E-006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4"/>
        </table:table-row>
      </table:table>
      <table:table table:name="Hoja4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office:value-type="string" calcext:value-type="string">
            <text:p>Tambient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°C</text:p>
          </table:table-cell>
          <table:table-cell office:value-type="string" calcext:value-type="string">
            <text:p>Aumentando 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Temperatura</text:p>
          </table:table-cell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eratura</text:p>
          </table:table-cell>
          <table:table-cell table:style-name="ce1" office:value-type="float" office:value="19" calcext:value-type="float">
            <text:p>19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Temperatura</text:p>
          </table:table-cell>
          <table:table-cell table:style-name="ce1" office:value-type="float" office:value="32" calcext:value-type="float">
            <text:p>32</text:p>
          </table:table-cell>
          <table:table-cell table:style-name="ce1"/>
          <table:table-cell table:style-name="ce1"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Temperatura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1"/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table:formula="of:=[.C8]*9.8" office:value-type="float" office:value="1.176" calcext:value-type="float">
            <text:p>1,176</text:p>
          </table:table-cell>
          <table:table-cell table:style-name="ce2" office:value-type="float" office:value="0.155" calcext:value-type="float">
            <text:p>0,155</text:p>
          </table:table-cell>
          <table:table-cell table:style-name="ce2" table:formula="of:=[.E8]*9.8" office:value-type="float" office:value="1.519" calcext:value-type="float">
            <text:p>1,519</text:p>
          </table:table-cell>
          <table:table-cell table:formula="of:=([.D8]+[.F8])/2" office:value-type="float" office:value="1.3475" calcext:value-type="float">
            <text:p>1,3475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2" office:value-type="float" office:value="0.12" calcext:value-type="float">
            <text:p>0,12</text:p>
          </table:table-cell>
          <table:table-cell table:style-name="ce2" table:formula="of:=[.J8]*9.8" office:value-type="float" office:value="1.176" calcext:value-type="float">
            <text:p>1,176</text:p>
          </table:table-cell>
          <table:table-cell table:style-name="ce2" office:value-type="float" office:value="0.145" calcext:value-type="float">
            <text:p>0,145</text:p>
          </table:table-cell>
          <table:table-cell table:style-name="ce2" table:formula="of:=[.L8]*9.8" office:value-type="float" office:value="1.421" calcext:value-type="float">
            <text:p>1,421</text:p>
          </table:table-cell>
          <table:table-cell table:formula="of:=([.K8]+[.M8])/2" office:value-type="float" office:value="1.2985" calcext:value-type="float">
            <text:p>1,2985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1" office:value-type="float" office:value="0.125" calcext:value-type="float">
            <text:p>0,125</text:p>
          </table:table-cell>
          <table:table-cell table:style-name="ce2" table:formula="of:=[.Q8]*9.8" office:value-type="float" office:value="1.225" calcext:value-type="float">
            <text:p>1,225</text:p>
          </table:table-cell>
          <table:table-cell table:style-name="ce2" office:value-type="float" office:value="0.125" calcext:value-type="float">
            <text:p>0,125</text:p>
          </table:table-cell>
          <table:table-cell table:style-name="ce2" table:formula="of:=[.S8]*9.8" office:value-type="float" office:value="1.225" calcext:value-type="float">
            <text:p>1,225</text:p>
          </table:table-cell>
          <table:table-cell table:formula="of:=([.R8]+[.T8])/2" office:value-type="float" office:value="1.225" calcext:value-type="float">
            <text:p>1,2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table:formula="of:=[.C9]*9.8" office:value-type="float" office:value="2.058" calcext:value-type="float">
            <text:p>2,058</text:p>
          </table:table-cell>
          <table:table-cell table:style-name="ce2" office:value-type="float" office:value="0.265" calcext:value-type="float">
            <text:p>0,265</text:p>
          </table:table-cell>
          <table:table-cell table:style-name="ce2" table:formula="of:=[.E9]*9.8" office:value-type="float" office:value="2.597" calcext:value-type="float">
            <text:p>2,597</text:p>
          </table:table-cell>
          <table:table-cell table:formula="of:=([.D9]+[.F9])/2" office:value-type="float" office:value="2.3275" calcext:value-type="float">
            <text:p>2,32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215" calcext:value-type="float">
            <text:p>0,215</text:p>
          </table:table-cell>
          <table:table-cell table:style-name="ce2" table:formula="of:=[.J9]*9.8" office:value-type="float" office:value="2.107" calcext:value-type="float">
            <text:p>2,107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table:formula="of:=[.L9]*9.8" office:value-type="float" office:value="2.548" calcext:value-type="float">
            <text:p>2,548</text:p>
          </table:table-cell>
          <table:table-cell table:formula="of:=([.K9]+[.M9])/2" office:value-type="float" office:value="2.3275" calcext:value-type="float">
            <text:p>2,327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225" calcext:value-type="float">
            <text:p>0,225</text:p>
          </table:table-cell>
          <table:table-cell table:style-name="ce2" table:formula="of:=[.Q9]*9.8" office:value-type="float" office:value="2.205" calcext:value-type="float">
            <text:p>2,205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table:formula="of:=[.S9]*9.8" office:value-type="float" office:value="2.548" calcext:value-type="float">
            <text:p>2,548</text:p>
          </table:table-cell>
          <table:table-cell table:formula="of:=([.R9]+[.T9])/2" office:value-type="float" office:value="2.3765" calcext:value-type="float">
            <text:p>2,3765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style-name="ce2" office:value-type="float" office:value="0.295" calcext:value-type="float">
            <text:p>0,295</text:p>
          </table:table-cell>
          <table:table-cell table:style-name="ce2" table:formula="of:=[.C10]*9.8" office:value-type="float" office:value="2.891" calcext:value-type="float">
            <text:p>2,891</text:p>
          </table:table-cell>
          <table:table-cell table:style-name="ce1" office:value-type="float" office:value="0.325" calcext:value-type="float">
            <text:p>0,325</text:p>
          </table:table-cell>
          <table:table-cell table:style-name="ce2" table:formula="of:=[.E10]*9.8" office:value-type="float" office:value="3.185" calcext:value-type="float">
            <text:p>3,185</text:p>
          </table:table-cell>
          <table:table-cell table:formula="of:=([.D10]+[.F10])/2" office:value-type="float" office:value="3.038" calcext:value-type="float">
            <text:p>3,038</text:p>
          </table:table-cell>
          <table:table-cell/>
          <table:table-cell office:value-type="float" office:value="4.5" calcext:value-type="float">
            <text:p>4,5</text:p>
          </table:table-cell>
          <table:table-cell table:style-name="ce1" office:value-type="float" office:value="0.305" calcext:value-type="float">
            <text:p>0,305</text:p>
          </table:table-cell>
          <table:table-cell table:style-name="ce2" table:formula="of:=[.J10]*9.8" office:value-type="float" office:value="2.989" calcext:value-type="float">
            <text:p>2,989</text:p>
          </table:table-cell>
          <table:table-cell table:style-name="ce2" office:value-type="float" office:value="0.335" calcext:value-type="float">
            <text:p>0,335</text:p>
          </table:table-cell>
          <table:table-cell table:style-name="ce2" table:formula="of:=[.L10]*9.8" office:value-type="float" office:value="3.283" calcext:value-type="float">
            <text:p>3,283</text:p>
          </table:table-cell>
          <table:table-cell table:formula="of:=([.K10]+[.M10])/2" office:value-type="float" office:value="3.136" calcext:value-type="float">
            <text:p>3,136</text:p>
          </table:table-cell>
          <table:table-cell/>
          <table:table-cell office:value-type="float" office:value="4.5" calcext:value-type="float">
            <text:p>4,5</text:p>
          </table:table-cell>
          <table:table-cell table:style-name="ce2" office:value-type="float" office:value="0.315" calcext:value-type="float">
            <text:p>0,315</text:p>
          </table:table-cell>
          <table:table-cell table:style-name="ce2" table:formula="of:=[.Q10]*9.8" office:value-type="float" office:value="3.087" calcext:value-type="float">
            <text:p>3,087</text:p>
          </table:table-cell>
          <table:table-cell table:style-name="ce2" office:value-type="float" office:value="0.345" calcext:value-type="float">
            <text:p>0,345</text:p>
          </table:table-cell>
          <table:table-cell table:style-name="ce2" table:formula="of:=[.S10]*9.8" office:value-type="float" office:value="3.381" calcext:value-type="float">
            <text:p>3,381</text:p>
          </table:table-cell>
          <table:table-cell table:formula="of:=([.R10]+[.T10])/2" office:value-type="float" office:value="3.234" calcext:value-type="float">
            <text:p>3,2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37" calcext:value-type="float">
            <text:p>0,37</text:p>
          </table:table-cell>
          <table:table-cell table:style-name="ce2" table:formula="of:=[.C11]*9.8" office:value-type="float" office:value="3.626" calcext:value-type="float">
            <text:p>3,626</text:p>
          </table:table-cell>
          <table:table-cell table:style-name="ce1" office:value-type="float" office:value="0.405" calcext:value-type="float">
            <text:p>0,405</text:p>
          </table:table-cell>
          <table:table-cell table:style-name="ce2" table:formula="of:=[.E11]*9.8" office:value-type="float" office:value="3.969" calcext:value-type="float">
            <text:p>3,969</text:p>
          </table:table-cell>
          <table:table-cell table:formula="of:=([.D11]+[.F11])/2" office:value-type="float" office:value="3.7975" calcext:value-type="float">
            <text:p>3,797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table:formula="of:=[.J11]*9.8" office:value-type="float" office:value="3.626" calcext:value-type="float">
            <text:p>3,626</text:p>
          </table:table-cell>
          <table:table-cell table:style-name="ce2" office:value-type="float" office:value="0.405" calcext:value-type="float">
            <text:p>0,405</text:p>
          </table:table-cell>
          <table:table-cell table:style-name="ce2" table:formula="of:=[.L11]*9.8" office:value-type="float" office:value="3.969" calcext:value-type="float">
            <text:p>3,969</text:p>
          </table:table-cell>
          <table:table-cell table:formula="of:=([.K11]+[.M11])/2" office:value-type="float" office:value="3.7975" calcext:value-type="float">
            <text:p>3,797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table:formula="of:=[.Q11]*9.8" office:value-type="float" office:value="3.822" calcext:value-type="float">
            <text:p>3,822</text:p>
          </table:table-cell>
          <table:table-cell table:style-name="ce1" office:value-type="float" office:value="0.41" calcext:value-type="float">
            <text:p>0,41</text:p>
          </table:table-cell>
          <table:table-cell table:style-name="ce2" table:formula="of:=[.S11]*9.8" office:value-type="float" office:value="4.018" calcext:value-type="float">
            <text:p>4,018</text:p>
          </table:table-cell>
          <table:table-cell table:formula="of:=([.R11]+[.T11])/2" office:value-type="float" office:value="3.92" calcext:value-type="float">
            <text:p>3,92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table:formula="of:=[.C12]*9.8" office:value-type="float" office:value="4.312" calcext:value-type="float">
            <text:p>4,312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table:formula="of:=[.E12]*9.8" office:value-type="float" office:value="4.508" calcext:value-type="float">
            <text:p>4,508</text:p>
          </table:table-cell>
          <table:table-cell table:formula="of:=([.D12]+[.F12])/2" office:value-type="float" office:value="4.41" calcext:value-type="float">
            <text:p>4,41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1" office:value-type="float" office:value="0.455" calcext:value-type="float">
            <text:p>0,455</text:p>
          </table:table-cell>
          <table:table-cell table:style-name="ce2" table:formula="of:=[.J12]*9.8" office:value-type="float" office:value="4.459" calcext:value-type="float">
            <text:p>4,459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table:formula="of:=[.L12]*9.8" office:value-type="float" office:value="4.508" calcext:value-type="float">
            <text:p>4,508</text:p>
          </table:table-cell>
          <table:table-cell table:formula="of:=([.K12]+[.M12])/2" office:value-type="float" office:value="4.4835" calcext:value-type="float">
            <text:p>4,4835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2" office:value-type="float" office:value="0.465" calcext:value-type="float">
            <text:p>0,465</text:p>
          </table:table-cell>
          <table:table-cell table:style-name="ce2" table:formula="of:=[.Q12]*9.8" office:value-type="float" office:value="4.557" calcext:value-type="float">
            <text:p>4,557</text:p>
          </table:table-cell>
          <table:table-cell table:style-name="ce1" office:value-type="float" office:value="0.475" calcext:value-type="float">
            <text:p>0,475</text:p>
          </table:table-cell>
          <table:table-cell table:style-name="ce2" table:formula="of:=[.S12]*9.8" office:value-type="float" office:value="4.655" calcext:value-type="float">
            <text:p>4,655</text:p>
          </table:table-cell>
          <table:table-cell table:formula="of:=([.R12]+[.T12])/2" office:value-type="float" office:value="4.606" calcext:value-type="float">
            <text:p>4,606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style-name="ce2"/>
          <table:table-cell/>
          <table:table-cell table:style-name="ce1"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eratura</text:p>
          </table:table-cell>
          <table:table-cell table:style-name="ce1" office:value-type="float" office:value="52" calcext:value-type="float">
            <text:p>52</text:p>
          </table:table-cell>
          <table:table-cell table:style-name="ce1"/>
          <table:table-cell table:style-name="ce1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Temperatura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float" office:value="61" calcext:value-type="float">
            <text:p>61</text:p>
          </table:table-cell>
          <table:table-cell table:number-columns-repeated="3"/>
          <table:table-cell office:value-type="string" calcext:value-type="string">
            <text:p>Temperatura</text:p>
          </table:table-cell>
          <table:table-cell table:style-name="ce1" office:value-type="float" office:value="71" calcext:value-type="float">
            <text:p>71</text:p>
          </table:table-cell>
          <table:table-cell table:style-name="ce1"/>
          <table:table-cell table:style-name="ce2"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1" office:value-type="string" calcext:value-type="string">
            <text:p>Fuerza</text:p>
          </table:table-cell>
          <table:table-cell office:value-type="string" calcext:value-type="string">
            <text:p>PromedioF</text:p>
          </table:table-cell>
          <table:table-cell/>
          <table:table-cell office:value-type="string" calcext:value-type="string">
            <text:p>Longitud</text:p>
          </table:table-cell>
          <table:table-cell table:number-columns-repeated="2" table:style-name="ce1" office:value-type="string" calcext:value-type="string">
            <text:p>Fuerza</text:p>
          </table:table-cell>
          <table:table-cell table:style-name="ce1"/>
          <table:table-cell table:style-name="ce2" office:value-type="string" calcext:value-type="string">
            <text:p>Fuerza</text:p>
          </table:table-cell>
          <table:table-cell table:style-name="ce1" office:value-type="string" calcext:value-type="string">
            <text:p>Promedio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number-columns-repeated="3"/>
          <table:table-cell office:value-type="float" office:value="0" calcext:value-type="float">
            <text:p>0</text:p>
          </table:table-cell>
          <table:table-cell table:style-name="ce1" table:number-columns-repeated="3"/>
          <table:table-cell table:style-name="ce2"/>
          <table:table-cell table:number-columns-repeated="2"/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1"/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style-name="ce1" office:value-type="float" office:value="0.13" calcext:value-type="float">
            <text:p>0,13</text:p>
          </table:table-cell>
          <table:table-cell table:style-name="ce2" table:formula="of:=[.C19]*9.8" office:value-type="float" office:value="1.274" calcext:value-type="float">
            <text:p>1,274</text:p>
          </table:table-cell>
          <table:table-cell table:style-name="ce1" office:value-type="float" office:value="0.17" calcext:value-type="float">
            <text:p>0,17</text:p>
          </table:table-cell>
          <table:table-cell table:style-name="ce2" table:formula="of:=[.E19]*9.8" office:value-type="float" office:value="1.666" calcext:value-type="float">
            <text:p>1,666</text:p>
          </table:table-cell>
          <table:table-cell table:formula="of:=([.D19]+[.F19])/2" office:value-type="float" office:value="1.47" calcext:value-type="float">
            <text:p>1,47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1" office:value-type="float" office:value="0.14" calcext:value-type="float">
            <text:p>0,14</text:p>
          </table:table-cell>
          <table:table-cell table:style-name="ce2" table:formula="of:=[.J19]*9.8" office:value-type="float" office:value="1.372" calcext:value-type="float">
            <text:p>1,372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table:formula="of:=[.L19]*9.8" office:value-type="float" office:value="1.666" calcext:value-type="float">
            <text:p>1,666</text:p>
          </table:table-cell>
          <table:table-cell table:formula="of:=([.K19]+[.M19])/2" office:value-type="float" office:value="1.519" calcext:value-type="float">
            <text:p>1,519</text:p>
          </table:table-cell>
          <table:table-cell/>
          <table:table-cell office:value-type="float" office:value="1.5" calcext:value-type="float">
            <text:p>1,5</text:p>
          </table:table-cell>
          <table:table-cell table:style-name="ce1" office:value-type="float" office:value="0.16" calcext:value-type="float">
            <text:p>0,16</text:p>
          </table:table-cell>
          <table:table-cell table:style-name="ce2" table:formula="of:=[.Q19]*9.8" office:value-type="float" office:value="1.568" calcext:value-type="float">
            <text:p>1,568</text:p>
          </table:table-cell>
          <table:table-cell table:style-name="ce1" office:value-type="float" office:value="0.18" calcext:value-type="float">
            <text:p>0,18</text:p>
          </table:table-cell>
          <table:table-cell table:style-name="ce2" table:formula="of:=[.S19]*9.8" office:value-type="float" office:value="1.764" calcext:value-type="float">
            <text:p>1,764</text:p>
          </table:table-cell>
          <table:table-cell table:formula="of:=([.R19]+[.T19])/2" office:value-type="float" office:value="1.666" calcext:value-type="float">
            <text:p>1,6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225" calcext:value-type="float">
            <text:p>0,225</text:p>
          </table:table-cell>
          <table:table-cell table:style-name="ce2" table:formula="of:=[.C20]*9.8" office:value-type="float" office:value="2.205" calcext:value-type="float">
            <text:p>2,205</text:p>
          </table:table-cell>
          <table:table-cell table:style-name="ce1" office:value-type="float" office:value="0.28" calcext:value-type="float">
            <text:p>0,28</text:p>
          </table:table-cell>
          <table:table-cell table:style-name="ce2" table:formula="of:=[.E20]*9.8" office:value-type="float" office:value="2.744" calcext:value-type="float">
            <text:p>2,744</text:p>
          </table:table-cell>
          <table:table-cell table:formula="of:=([.D20]+[.F20])/2" office:value-type="float" office:value="2.4745" calcext:value-type="float">
            <text:p>2,474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0.245" calcext:value-type="float">
            <text:p>0,245</text:p>
          </table:table-cell>
          <table:table-cell table:style-name="ce2" table:formula="of:=[.J20]*9.8" office:value-type="float" office:value="2.401" calcext:value-type="float">
            <text:p>2,401</text:p>
          </table:table-cell>
          <table:table-cell table:style-name="ce1" office:value-type="float" office:value="0.29" calcext:value-type="float">
            <text:p>0,29</text:p>
          </table:table-cell>
          <table:table-cell table:style-name="ce2" table:formula="of:=[.L20]*9.8" office:value-type="float" office:value="2.842" calcext:value-type="float">
            <text:p>2,842</text:p>
          </table:table-cell>
          <table:table-cell table:formula="of:=([.K20]+[.M20])/2" office:value-type="float" office:value="2.6215" calcext:value-type="float">
            <text:p>2,6215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0.255" calcext:value-type="float">
            <text:p>0,255</text:p>
          </table:table-cell>
          <table:table-cell table:style-name="ce2" table:formula="of:=[.Q20]*9.8" office:value-type="float" office:value="2.499" calcext:value-type="float">
            <text:p>2,499</text:p>
          </table:table-cell>
          <table:table-cell table:style-name="ce2" office:value-type="float" office:value="0.285" calcext:value-type="float">
            <text:p>0,285</text:p>
          </table:table-cell>
          <table:table-cell table:style-name="ce2" table:formula="of:=[.S20]*9.8" office:value-type="float" office:value="2.793" calcext:value-type="float">
            <text:p>2,793</text:p>
          </table:table-cell>
          <table:table-cell table:formula="of:=([.R20]+[.T20])/2" office:value-type="float" office:value="2.646" calcext:value-type="float">
            <text:p>2,646</text:p>
          </table:table-cell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table:style-name="ce1" office:value-type="float" office:value="0.32" calcext:value-type="float">
            <text:p>0,32</text:p>
          </table:table-cell>
          <table:table-cell table:style-name="ce2" table:formula="of:=[.C21]*9.8" office:value-type="float" office:value="3.136" calcext:value-type="float">
            <text:p>3,136</text:p>
          </table:table-cell>
          <table:table-cell table:style-name="ce1" office:value-type="float" office:value="0.365" calcext:value-type="float">
            <text:p>0,365</text:p>
          </table:table-cell>
          <table:table-cell table:style-name="ce2" table:formula="of:=[.E21]*9.8" office:value-type="float" office:value="3.577" calcext:value-type="float">
            <text:p>3,577</text:p>
          </table:table-cell>
          <table:table-cell table:formula="of:=([.D21]+[.F21])/2" office:value-type="float" office:value="3.3565" calcext:value-type="float">
            <text:p>3,3565</text:p>
          </table:table-cell>
          <table:table-cell/>
          <table:table-cell office:value-type="float" office:value="4.5" calcext:value-type="float">
            <text:p>4,5</text:p>
          </table:table-cell>
          <table:table-cell table:style-name="ce1" office:value-type="float" office:value="0.33" calcext:value-type="float">
            <text:p>0,33</text:p>
          </table:table-cell>
          <table:table-cell table:style-name="ce2" table:formula="of:=[.J21]*9.8" office:value-type="float" office:value="3.234" calcext:value-type="float">
            <text:p>3,234</text:p>
          </table:table-cell>
          <table:table-cell table:style-name="ce1" office:value-type="float" office:value="0.365" calcext:value-type="float">
            <text:p>0,365</text:p>
          </table:table-cell>
          <table:table-cell table:style-name="ce2" table:formula="of:=[.L21]*9.8" office:value-type="float" office:value="3.577" calcext:value-type="float">
            <text:p>3,577</text:p>
          </table:table-cell>
          <table:table-cell table:formula="of:=([.K21]+[.M21])/2" office:value-type="float" office:value="3.4055" calcext:value-type="float">
            <text:p>3,4055</text:p>
          </table:table-cell>
          <table:table-cell/>
          <table:table-cell office:value-type="float" office:value="4.5" calcext:value-type="float">
            <text:p>4,5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table:formula="of:=[.Q21]*9.8" office:value-type="float" office:value="3.332" calcext:value-type="float">
            <text:p>3,332</text:p>
          </table:table-cell>
          <table:table-cell table:style-name="ce1" office:value-type="float" office:value="0.365" calcext:value-type="float">
            <text:p>0,365</text:p>
          </table:table-cell>
          <table:table-cell table:style-name="ce2" table:formula="of:=[.S21]*9.8" office:value-type="float" office:value="3.577" calcext:value-type="float">
            <text:p>3,577</text:p>
          </table:table-cell>
          <table:table-cell table:formula="of:=([.R21]+[.T21])/2" office:value-type="float" office:value="3.4545" calcext:value-type="float">
            <text:p>3,45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39" calcext:value-type="float">
            <text:p>0,39</text:p>
          </table:table-cell>
          <table:table-cell table:style-name="ce2" table:formula="of:=[.C22]*9.8" office:value-type="float" office:value="3.822" calcext:value-type="float">
            <text:p>3,822</text:p>
          </table:table-cell>
          <table:table-cell table:style-name="ce1" office:value-type="float" office:value="0.435" calcext:value-type="float">
            <text:p>0,435</text:p>
          </table:table-cell>
          <table:table-cell table:style-name="ce2" table:formula="of:=[.E22]*9.8" office:value-type="float" office:value="4.263" calcext:value-type="float">
            <text:p>4,263</text:p>
          </table:table-cell>
          <table:table-cell table:formula="of:=([.D22]+[.F22])/2" office:value-type="float" office:value="4.0425" calcext:value-type="float">
            <text:p>4,042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0.41" calcext:value-type="float">
            <text:p>0,41</text:p>
          </table:table-cell>
          <table:table-cell table:style-name="ce2" table:formula="of:=[.J22]*9.8" office:value-type="float" office:value="4.018" calcext:value-type="float">
            <text:p>4,018</text:p>
          </table:table-cell>
          <table:table-cell table:style-name="ce1" office:value-type="float" office:value="0.44" calcext:value-type="float">
            <text:p>0,44</text:p>
          </table:table-cell>
          <table:table-cell table:style-name="ce2" table:formula="of:=[.L22]*9.8" office:value-type="float" office:value="4.312" calcext:value-type="float">
            <text:p>4,312</text:p>
          </table:table-cell>
          <table:table-cell table:formula="of:=([.K22]+[.M22])/2" office:value-type="float" office:value="4.165" calcext:value-type="float">
            <text:p>4,16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0.415" calcext:value-type="float">
            <text:p>0,415</text:p>
          </table:table-cell>
          <table:table-cell table:style-name="ce2" table:formula="of:=[.Q22]*9.8" office:value-type="float" office:value="4.067" calcext:value-type="float">
            <text:p>4,067</text:p>
          </table:table-cell>
          <table:table-cell table:style-name="ce2" office:value-type="float" office:value="0.44" calcext:value-type="float">
            <text:p>0,44</text:p>
          </table:table-cell>
          <table:table-cell table:style-name="ce2" table:formula="of:=[.S22]*9.8" office:value-type="float" office:value="4.312" calcext:value-type="float">
            <text:p>4,312</text:p>
          </table:table-cell>
          <table:table-cell table:formula="of:=([.R22]+[.T22])/2" office:value-type="float" office:value="4.1895" calcext:value-type="float">
            <text:p>4,1895</text:p>
          </table:table-cell>
        </table:table-row>
        <table:table-row table:style-name="ro1">
          <table:table-cell/>
          <table:table-cell office:value-type="float" office:value="7.5" calcext:value-type="float">
            <text:p>7,5</text:p>
          </table:table-cell>
          <table:table-cell table:style-name="ce1" office:value-type="float" office:value="0.475" calcext:value-type="float">
            <text:p>0,475</text:p>
          </table:table-cell>
          <table:table-cell table:style-name="ce2" table:formula="of:=[.C23]*9.8" office:value-type="float" office:value="4.655" calcext:value-type="float">
            <text:p>4,655</text:p>
          </table:table-cell>
          <table:table-cell table:style-name="ce1" office:value-type="float" office:value="0.49" calcext:value-type="float">
            <text:p>0,49</text:p>
          </table:table-cell>
          <table:table-cell table:style-name="ce2" table:formula="of:=[.E23]*9.8" office:value-type="float" office:value="4.802" calcext:value-type="float">
            <text:p>4,802</text:p>
          </table:table-cell>
          <table:table-cell table:formula="of:=([.D23]+[.F23])/2" office:value-type="float" office:value="4.7285" calcext:value-type="float">
            <text:p>4,7285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table:formula="of:=[.J23]*9.8" office:value-type="float" office:value="4.704" calcext:value-type="float">
            <text:p>4,704</text:p>
          </table:table-cell>
          <table:table-cell table:style-name="ce1" office:value-type="float" office:value="0.49" calcext:value-type="float">
            <text:p>0,49</text:p>
          </table:table-cell>
          <table:table-cell table:style-name="ce2" table:formula="of:=[.L23]*9.8" office:value-type="float" office:value="4.802" calcext:value-type="float">
            <text:p>4,802</text:p>
          </table:table-cell>
          <table:table-cell table:formula="of:=([.K23]+[.M23])/2" office:value-type="float" office:value="4.753" calcext:value-type="float">
            <text:p>4,753</text:p>
          </table:table-cell>
          <table:table-cell/>
          <table:table-cell office:value-type="float" office:value="7.5" calcext:value-type="float">
            <text:p>7,5</text:p>
          </table:table-cell>
          <table:table-cell table:style-name="ce1" office:value-type="float" office:value="0.485" calcext:value-type="float">
            <text:p>0,485</text:p>
          </table:table-cell>
          <table:table-cell table:style-name="ce2" table:formula="of:=[.Q23]*9.8" office:value-type="float" office:value="4.753" calcext:value-type="float">
            <text:p>4,753</text:p>
          </table:table-cell>
          <table:table-cell table:style-name="ce1" office:value-type="float" office:value="0.5" calcext:value-type="float">
            <text:p>0,5</text:p>
          </table:table-cell>
          <table:table-cell table:style-name="ce2" table:formula="of:=[.S23]*9.8" office:value-type="float" office:value="4.9" calcext:value-type="float">
            <text:p>4,9</text:p>
          </table:table-cell>
          <table:table-cell table:formula="of:=([.R23]+[.T23])/2" office:value-type="float" office:value="4.8265" calcext:value-type="float">
            <text:p>4,8265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style-name="ce2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Ltotal</text:p>
          </table:table-cell>
          <table:table-cell office:value-type="string" calcext:value-type="string">
            <text:p>180 mm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L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1</text:p>
          </table:table-cell>
          <table:table-cell office:value-type="string" calcext:value-type="string">
            <text:p>5,72/4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A2</text:p>
          </table:table-cell>
          <table:table-cell office:value-type="string" calcext:value-type="string">
            <text:p>3,38/2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8:34:49.2104464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5-04T10:27:35.884872950</meta:creation-date>
    <dc:date>2016-05-20T13:08:11.860009641</dc:date>
    <dc:creator>juanchoflo </dc:creator>
    <meta:editing-duration>PT2H48M23S</meta:editing-duration>
    <meta:editing-cycles>6</meta:editing-cycles>
    <meta:generator>LibreOffice/4.3.3.2$Linux_X86_64 LibreOffice_project/430m0$Build-2</meta:generator>
    <meta:document-statistic meta:table-count="4" meta:cell-count="1158" meta:object-count="0"/>
  </office:meta>
</office:document-meta>
</file>